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23.64pt"/>
    </style:style>
    <style:style style:name="co6" style:family="table-column">
      <style:table-column-properties fo:break-before="auto" style:column-width="24.41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28.91pt"/>
    </style:style>
    <style:style style:name="co9" style:family="table-column">
      <style:table-column-properties fo:break-before="auto" style:column-width="90.4pt"/>
    </style:style>
    <style:style style:name="co10" style:family="table-column">
      <style:table-column-properties fo:break-before="auto" style:column-width="33.39pt"/>
    </style:style>
    <style:style style:name="co11" style:family="table-column">
      <style:table-column-properties fo:break-before="auto" style:column-width="24.15pt"/>
    </style:style>
    <style:style style:name="co12" style:family="table-column">
      <style:table-column-properties fo:break-before="auto" style:column-width="24.89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Arial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00cc00"/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/>
    <style:style style:name="ce6" style:family="table-cell" style:parent-style-name="Default" style:data-style-name="N124">
      <style:table-cell-properties fo:background-color="#cccccc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4">
      <style:table-cell-properties fo:background-color="#83ca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83caff"/>
      <style:text-properties style:font-name="Arial" fo:font-size="10pt" style:font-size-asian="10pt" style:font-size-complex="10pt"/>
    </style:style>
    <style:style style:name="ce10" style:family="table-cell" style:parent-style-name="Default" style:data-style-name="N2">
      <style:table-cell-properties fo:background-color="#83caff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83caff"/>
      <style:text-properties style:font-name="Arial" fo:font-size="10pt" style:font-size-asian="10pt" style:font-size-complex="10pt"/>
    </style:style>
    <style:style style:name="ce13" style:family="table-cell" style:parent-style-name="Default" style:data-style-name="N11">
      <style:text-properties style:font-name="Arial" fo:font-size="10pt" style:font-size-asian="10pt" style:font-size-complex="10pt"/>
    </style:style>
    <style:style style:name="ce14" style:family="table-cell" style:parent-style-name="Default" style:data-style-name="N124">
      <style:table-cell-properties fo:background-color="#83caff"/>
      <style:text-properties style:font-name="Arial"/>
    </style:style>
    <style:style style:name="ce15" style:family="table-cell" style:parent-style-name="Default" style:data-style-name="N121">
      <style:table-cell-properties fo:background-color="#83caff"/>
      <style:text-properties style:font-name="Arial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33ff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ff33ff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579d1c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579d1c"/>
      <style:text-properties style:font-name="Arial" fo:font-size="10pt" style:font-size-asian="10pt" style:font-size-complex="10pt"/>
    </style:style>
    <style:style style:name="ce20" style:family="table-cell" style:parent-style-name="Default" style:data-style-name="N124">
      <style:table-cell-properties fo:background-color="#cccccc"/>
      <style:text-properties style:font-name="Arial" fo:font-size="10pt" style:font-size-asian="10pt" style:font-size-complex="10pt"/>
    </style:style>
    <style:style style:name="ce21" style:family="table-cell" style:parent-style-name="Default" style:data-style-name="N121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 style:data-style-name="N1">
      <style:table-cell-properties fo:background-color="#ff33ff"/>
      <style:text-properties style:font-name="Arial" fo:font-size="10pt" style:font-size-asian="10pt" style:font-size-complex="10pt"/>
    </style:style>
    <style:style style:name="ce23" style:family="table-cell" style:parent-style-name="Default" style:data-style-name="N122">
      <style:table-cell-properties fo:background-color="#83caff"/>
      <style:text-properties style:font-name="Arial" fo:font-size="10pt" style:font-size-asian="10pt" style:font-size-complex="10pt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2">
      <style:text-properties style:font-name="Arial" fo:font-size="10pt" style:font-size-asian="10pt" style:font-size-complex="10pt"/>
    </style:style>
    <style:style style:name="ce52" style:family="table-cell" style:parent-style-name="Default"/>
    <style:style style:name="ce2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ad Only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9" table:default-cell-style-name="ce4"/>
        <table:table-column table:style-name="co2" table:default-cell-style-name="ce4"/>
        <table:table-column table:style-name="co1" table:number-columns-repeated="1009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Read Only</text:p>
          </table:table-cell>
          <table:table-cell table:style-name="ce2" table:number-columns-repeated="1021"/>
          <table:table-cell/>
        </table:table-row>
        <table:table-row table:style-name="ro1">
          <table:table-cell table:style-name="ce1"/>
          <table:table-cell table:style-name="ce2" table:number-columns-repeated="1021"/>
          <table:table-cell/>
        </table:table-row>
        <table:table-row table:style-name="ro2"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SMW</text:p>
          </table:table-cell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g</text:p>
          </table:table-cell>
          <table:table-cell table:style-name="ce2"/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table:number-columns-repeated="1005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-1" calcext:value-type="float">
            <text:p>-1</text:p>
          </table:table-cell>
          <table:table-cell table:style-name="ce5" table:formula="of:=[.C4]*[.D4]" office:value-type="float" office:value="1" calcext:value-type="float">
            <text:p>1</text:p>
          </table:table-cell>
          <table:table-cell table:style-name="ce5" table:formula="of:=[.C4]*[.E4]" office:value-type="float" office:value="1" calcext:value-type="float">
            <text:p>1</text:p>
          </table:table-cell>
          <table:table-cell table:style-name="ce5" table:formula="of:=[.D4]*[.E4]" office:value-type="float" office:value="1" calcext:value-type="float">
            <text:p>1</text:p>
          </table:table-cell>
          <table:table-cell table:style-name="ce5" table:formula="of:=[.C4]*[.D4]*[.E4]" office:value-type="float" office:value="-1" calcext:value-type="float">
            <text:p>-1</text:p>
          </table:table-cell>
          <table:table-cell table:style-name="ce20" table:formula="of:=[1_mw_1_server.$F8]" office:value-type="float" office:value="2711.08571428571" calcext:value-type="float">
            <text:p>2711.09</text:p>
          </table:table-cell>
          <table:table-cell table:style-name="ce20" table:formula="of:=[1_mw_1_server.$F9]" office:value-type="float" office:value="2716.34285714286" calcext:value-type="float">
            <text:p>2716.34</text:p>
          </table:table-cell>
          <table:table-cell table:style-name="ce20" table:formula="of:=[1_mw_1_server.$F10]" office:value-type="float" office:value="2717.88571428571" calcext:value-type="float">
            <text:p>2717.89</text:p>
          </table:table-cell>
          <table:table-cell table:style-name="ce20" table:formula="of:=AVERAGE([.$J4:.$L4])" office:value-type="float" office:value="2715.10476190476" calcext:value-type="float">
            <text:p>2715.10</text:p>
          </table:table-cell>
          <table:table-cell table:style-name="ce22" table:formula="of:=[.B$12]+[.C$12]*[.C4]+[.D$12]*[.D4]+[.E$12]*[.E4]+[.F$12]*[.F4]+[.G$12]*[.G4]+[.H$12]*[.H4]+[.I$12]*[.I4]-[.M4]" office:value-type="float" office:value="0" calcext:value-type="float">
            <text:p>0</text:p>
          </table:table-cell>
          <table:table-cell table:style-name="ce23" table:formula="of:=[.J4]-[.$M4]" office:value-type="float" office:value="-4.0190476190478" calcext:value-type="float">
            <text:p>-4.0</text:p>
          </table:table-cell>
          <table:table-cell table:style-name="ce23" table:formula="of:=[.K4]-[.$M4]" office:value-type="float" office:value="1.23809523809496" calcext:value-type="float">
            <text:p>1.2</text:p>
          </table:table-cell>
          <table:table-cell table:style-name="ce23" table:formula="of:=[.L4]-[.$M4]" office:value-type="float" office:value="2.78095238095193" calcext:value-type="float">
            <text:p>2.8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5]*[.D5]" office:value-type="float" office:value="1" calcext:value-type="float">
            <text:p>1</text:p>
          </table:table-cell>
          <table:table-cell table:style-name="ce5" table:formula="of:=[.C5]*[.E5]" office:value-type="float" office:value="-1" calcext:value-type="float">
            <text:p>-1</text:p>
          </table:table-cell>
          <table:table-cell table:style-name="ce5" table:formula="of:=[.D5]*[.E5]" office:value-type="float" office:value="-1" calcext:value-type="float">
            <text:p>-1</text:p>
          </table:table-cell>
          <table:table-cell table:style-name="ce5" table:formula="of:=[.C5]*[.D5]*[.E5]" office:value-type="float" office:value="1" calcext:value-type="float">
            <text:p>1</text:p>
          </table:table-cell>
          <table:table-cell table:style-name="ce20" table:formula="of:=[1_mw_1_server.$F11]" office:value-type="float" office:value="2728.91428571429" calcext:value-type="float">
            <text:p>2728.91</text:p>
          </table:table-cell>
          <table:table-cell table:style-name="ce20" table:formula="of:=[1_mw_1_server.$F12]" office:value-type="float" office:value="2731.8" calcext:value-type="float">
            <text:p>2731.80</text:p>
          </table:table-cell>
          <table:table-cell table:style-name="ce20" table:formula="of:=[1_mw_1_server.$F13]" office:value-type="float" office:value="2730.2" calcext:value-type="float">
            <text:p>2730.20</text:p>
          </table:table-cell>
          <table:table-cell table:style-name="ce20" table:formula="of:=AVERAGE([.$J5:.$L5])" office:value-type="float" office:value="2730.30476190476" calcext:value-type="float">
            <text:p>2730.30</text:p>
          </table:table-cell>
          <table:table-cell table:style-name="ce22" table:formula="of:=[.B$12]+[.C$12]*[.C5]+[.D$12]*[.D5]+[.E$12]*[.E5]+[.F$12]*[.F5]+[.G$12]*[.G5]+[.H$12]*[.H5]+[.I$12]*[.I5]-[.M5]" office:value-type="float" office:value="0" calcext:value-type="float">
            <text:p>0</text:p>
          </table:table-cell>
          <table:table-cell table:style-name="ce23" table:formula="of:=[.J5]-[.$M5]" office:value-type="float" office:value="-1.39047619047597" calcext:value-type="float">
            <text:p>-1.4</text:p>
          </table:table-cell>
          <table:table-cell table:style-name="ce23" table:formula="of:=[.K5]-[.$M5]" office:value-type="float" office:value="1.49523809523862" calcext:value-type="float">
            <text:p>1.5</text:p>
          </table:table-cell>
          <table:table-cell table:style-name="ce23" table:formula="of:=[.L5]-[.$M5]" office:value-type="float" office:value="-0.104761904761745" calcext:value-type="float">
            <text:p>-0.1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formula="of:=[.C6]*[.D6]" office:value-type="float" office:value="-1" calcext:value-type="float">
            <text:p>-1</text:p>
          </table:table-cell>
          <table:table-cell table:style-name="ce5" table:formula="of:=[.C6]*[.E6]" office:value-type="float" office:value="1" calcext:value-type="float">
            <text:p>1</text:p>
          </table:table-cell>
          <table:table-cell table:style-name="ce5" table:formula="of:=[.D6]*[.E6]" office:value-type="float" office:value="-1" calcext:value-type="float">
            <text:p>-1</text:p>
          </table:table-cell>
          <table:table-cell table:style-name="ce5" table:formula="of:=[.C6]*[.D6]*[.E6]" office:value-type="float" office:value="1" calcext:value-type="float">
            <text:p>1</text:p>
          </table:table-cell>
          <table:table-cell table:style-name="ce20" table:formula="of:=SUM([2_mw_1_server.F14:.F15])" office:value-type="float" office:value="2722.34285714286" calcext:value-type="float">
            <text:p>2722.34</text:p>
          </table:table-cell>
          <table:table-cell table:style-name="ce20" table:formula="of:=SUM([2_mw_1_server.F16:.F17])" office:value-type="float" office:value="2721.51428571429" calcext:value-type="float">
            <text:p>2721.51</text:p>
          </table:table-cell>
          <table:table-cell table:style-name="ce20" table:formula="of:=SUM([2_mw_1_server.F18:.F19])" office:value-type="float" office:value="2727.11428571429" calcext:value-type="float">
            <text:p>2727.11</text:p>
          </table:table-cell>
          <table:table-cell table:style-name="ce20" table:formula="of:=AVERAGE([.$J6:.$L6])" office:value-type="float" office:value="2723.65714285714" calcext:value-type="float">
            <text:p>2723.66</text:p>
          </table:table-cell>
          <table:table-cell table:style-name="ce22" table:formula="of:=[.B$12]+[.C$12]*[.C6]+[.D$12]*[.D6]+[.E$12]*[.E6]+[.F$12]*[.F6]+[.G$12]*[.G6]+[.H$12]*[.H6]+[.I$12]*[.I6]-[.M6]" office:value-type="float" office:value="0" calcext:value-type="float">
            <text:p>0</text:p>
          </table:table-cell>
          <table:table-cell table:style-name="ce23" table:formula="of:=[.J6]-[.$M6]" office:value-type="float" office:value="-1.31428571428569" calcext:value-type="float">
            <text:p>-1.3</text:p>
          </table:table-cell>
          <table:table-cell table:style-name="ce23" table:formula="of:=[.K6]-[.$M6]" office:value-type="float" office:value="-2.14285714285734" calcext:value-type="float">
            <text:p>-2.1</text:p>
          </table:table-cell>
          <table:table-cell table:style-name="ce23" table:formula="of:=[.L6]-[.$M6]" office:value-type="float" office:value="3.45714285714303" calcext:value-type="float">
            <text:p>3.5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C7]*[.D7]" office:value-type="float" office:value="-1" calcext:value-type="float">
            <text:p>-1</text:p>
          </table:table-cell>
          <table:table-cell table:style-name="ce5" table:formula="of:=[.C7]*[.E7]" office:value-type="float" office:value="-1" calcext:value-type="float">
            <text:p>-1</text:p>
          </table:table-cell>
          <table:table-cell table:style-name="ce5" table:formula="of:=[.D7]*[.E7]" office:value-type="float" office:value="1" calcext:value-type="float">
            <text:p>1</text:p>
          </table:table-cell>
          <table:table-cell table:style-name="ce5" table:formula="of:=[.C7]*[.D7]*[.E7]" office:value-type="float" office:value="-1" calcext:value-type="float">
            <text:p>-1</text:p>
          </table:table-cell>
          <table:table-cell table:style-name="ce20" table:formula="of:=SUM([2_mw_1_server.F20:.F21])" office:value-type="float" office:value="2722.34285714286" calcext:value-type="float">
            <text:p>2722.34</text:p>
          </table:table-cell>
          <table:table-cell table:style-name="ce20" table:formula="of:=SUM([2_mw_1_server.F22:.F23])" office:value-type="float" office:value="2726.85714285714" calcext:value-type="float">
            <text:p>2726.86</text:p>
          </table:table-cell>
          <table:table-cell table:style-name="ce20" table:formula="of:=SUM([2_mw_1_server.F24:.F25])" office:value-type="float" office:value="2733.58571428571" calcext:value-type="float">
            <text:p>2733.59</text:p>
          </table:table-cell>
          <table:table-cell table:style-name="ce20" table:formula="of:=AVERAGE([.$J7:.$L7])" office:value-type="float" office:value="2727.59523809524" calcext:value-type="float">
            <text:p>2727.60</text:p>
          </table:table-cell>
          <table:table-cell table:style-name="ce22" table:formula="of:=[.B$12]+[.C$12]*[.C7]+[.D$12]*[.D7]+[.E$12]*[.E7]+[.F$12]*[.F7]+[.G$12]*[.G7]+[.H$12]*[.H7]+[.I$12]*[.I7]-[.M7]" office:value-type="float" office:value="0" calcext:value-type="float">
            <text:p>0</text:p>
          </table:table-cell>
          <table:table-cell table:style-name="ce23" table:formula="of:=[.J7]-[.$M7]" office:value-type="float" office:value="-5.25238095238137" calcext:value-type="float">
            <text:p>-5.3</text:p>
          </table:table-cell>
          <table:table-cell table:style-name="ce23" table:formula="of:=[.K7]-[.$M7]" office:value-type="float" office:value="-0.738095238095411" calcext:value-type="float">
            <text:p>-0.7</text:p>
          </table:table-cell>
          <table:table-cell table:style-name="ce23" table:formula="of:=[.L7]-[.$M7]" office:value-type="float" office:value="5.99047619047587" calcext:value-type="float">
            <text:p>6.0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formula="of:=[.C8]*[.D8]" office:value-type="float" office:value="-1" calcext:value-type="float">
            <text:p>-1</text:p>
          </table:table-cell>
          <table:table-cell table:style-name="ce5" table:formula="of:=[.C8]*[.E8]" office:value-type="float" office:value="-1" calcext:value-type="float">
            <text:p>-1</text:p>
          </table:table-cell>
          <table:table-cell table:style-name="ce5" table:formula="of:=[.D8]*[.E8]" office:value-type="float" office:value="1" calcext:value-type="float">
            <text:p>1</text:p>
          </table:table-cell>
          <table:table-cell table:style-name="ce5" table:formula="of:=[.C8]*[.D8]*[.E8]" office:value-type="float" office:value="1" calcext:value-type="float">
            <text:p>1</text:p>
          </table:table-cell>
          <table:table-cell table:style-name="ce20" table:formula="of:=[1_mw_3_server.F8]" office:value-type="float" office:value="1331.77142857143" calcext:value-type="float">
            <text:p>1331.77</text:p>
          </table:table-cell>
          <table:table-cell table:style-name="ce20" table:formula="of:=[1_mw_3_server.F9]" office:value-type="float" office:value="1321.28571428571" calcext:value-type="float">
            <text:p>1321.29</text:p>
          </table:table-cell>
          <table:table-cell table:style-name="ce20" table:formula="of:=[1_mw_3_server.F10]" office:value-type="float" office:value="1359.27142857143" calcext:value-type="float">
            <text:p>1359.27</text:p>
          </table:table-cell>
          <table:table-cell table:style-name="ce20" table:formula="of:=AVERAGE([.$J8:.$L8])" office:value-type="float" office:value="1337.44285714286" calcext:value-type="float">
            <text:p>1337.44</text:p>
          </table:table-cell>
          <table:table-cell table:style-name="ce22" table:formula="of:=[.B$12]+[.C$12]*[.C8]+[.D$12]*[.D8]+[.E$12]*[.E8]+[.F$12]*[.F8]+[.G$12]*[.G8]+[.H$12]*[.H8]+[.I$12]*[.I8]-[.M8]" office:value-type="float" office:value="0" calcext:value-type="float">
            <text:p>0</text:p>
          </table:table-cell>
          <table:table-cell table:style-name="ce23" table:formula="of:=[.J8]-[.$M8]" office:value-type="float" office:value="-5.67142857142858" calcext:value-type="float">
            <text:p>-5.7</text:p>
          </table:table-cell>
          <table:table-cell table:style-name="ce23" table:formula="of:=[.K8]-[.$M8]" office:value-type="float" office:value="-16.1571428571428" calcext:value-type="float">
            <text:p>-16.2</text:p>
          </table:table-cell>
          <table:table-cell table:style-name="ce23" table:formula="of:=[.L8]-[.$M8]" office:value-type="float" office:value="21.8285714285714" calcext:value-type="float">
            <text:p>21.8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9]*[.D9]" office:value-type="float" office:value="-1" calcext:value-type="float">
            <text:p>-1</text:p>
          </table:table-cell>
          <table:table-cell table:style-name="ce5" table:formula="of:=[.C9]*[.E9]" office:value-type="float" office:value="1" calcext:value-type="float">
            <text:p>1</text:p>
          </table:table-cell>
          <table:table-cell table:style-name="ce5" table:formula="of:=[.D9]*[.E9]" office:value-type="float" office:value="-1" calcext:value-type="float">
            <text:p>-1</text:p>
          </table:table-cell>
          <table:table-cell table:style-name="ce5" table:formula="of:=[.C9]*[.D9]*[.E9]" office:value-type="float" office:value="-1" calcext:value-type="float">
            <text:p>-1</text:p>
          </table:table-cell>
          <table:table-cell table:style-name="ce20" table:formula="of:=[1_mw_3_server.F11]" office:value-type="float" office:value="1506.57142857143" calcext:value-type="float">
            <text:p>1506.57</text:p>
          </table:table-cell>
          <table:table-cell table:style-name="ce20" table:formula="of:=[1_mw_3_server.F12]" office:value-type="float" office:value="1490.41428571429" calcext:value-type="float">
            <text:p>1490.41</text:p>
          </table:table-cell>
          <table:table-cell table:style-name="ce20" table:formula="of:=[1_mw_3_server.F13]" office:value-type="float" office:value="1494.47142857143" calcext:value-type="float">
            <text:p>1494.47</text:p>
          </table:table-cell>
          <table:table-cell table:style-name="ce20" table:formula="of:=AVERAGE([.$J9:.$L9])" office:value-type="float" office:value="1497.15238095238" calcext:value-type="float">
            <text:p>1497.15</text:p>
          </table:table-cell>
          <table:table-cell table:style-name="ce22" table:formula="of:=[.B$12]+[.C$12]*[.C9]+[.D$12]*[.D9]+[.E$12]*[.E9]+[.F$12]*[.F9]+[.G$12]*[.G9]+[.H$12]*[.H9]+[.I$12]*[.I9]-[.M9]" office:value-type="float" office:value="0" calcext:value-type="float">
            <text:p>0</text:p>
          </table:table-cell>
          <table:table-cell table:style-name="ce23" table:formula="of:=[.J9]-[.$M9]" office:value-type="float" office:value="9.41904761904789" calcext:value-type="float">
            <text:p>9.4</text:p>
          </table:table-cell>
          <table:table-cell table:style-name="ce23" table:formula="of:=[.K9]-[.$M9]" office:value-type="float" office:value="-6.73809523809496" calcext:value-type="float">
            <text:p>-6.7</text:p>
          </table:table-cell>
          <table:table-cell table:style-name="ce23" table:formula="of:=[.L9]-[.$M9]" office:value-type="float" office:value="-2.68095238095225" calcext:value-type="float">
            <text:p>-2.7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formula="of:=[.C10]*[.D10]" office:value-type="float" office:value="1" calcext:value-type="float">
            <text:p>1</text:p>
          </table:table-cell>
          <table:table-cell table:style-name="ce5" table:formula="of:=[.C10]*[.E10]" office:value-type="float" office:value="-1" calcext:value-type="float">
            <text:p>-1</text:p>
          </table:table-cell>
          <table:table-cell table:style-name="ce5" table:formula="of:=[.D10]*[.E10]" office:value-type="float" office:value="-1" calcext:value-type="float">
            <text:p>-1</text:p>
          </table:table-cell>
          <table:table-cell table:style-name="ce5" table:formula="of:=[.C10]*[.D10]*[.E10]" office:value-type="float" office:value="-1" calcext:value-type="float">
            <text:p>-1</text:p>
          </table:table-cell>
          <table:table-cell table:style-name="ce20" table:formula="of:=[2_mw_3_server.F8] + [2_mw_3_server.F24]" office:value-type="float" office:value="2926.12857142857" calcext:value-type="float">
            <text:p>2926.13</text:p>
          </table:table-cell>
          <table:table-cell table:style-name="ce20" table:formula="of:=[2_mw_3_server.F9] + [2_mw_3_server.F18]" office:value-type="float" office:value="2896.6" calcext:value-type="float">
            <text:p>2896.60</text:p>
          </table:table-cell>
          <table:table-cell table:style-name="ce20" table:formula="of:=[2_mw_3_server.F10] + [2_mw_3_server.F17]" office:value-type="float" office:value="2785.54285714286" calcext:value-type="float">
            <text:p>2785.54</text:p>
          </table:table-cell>
          <table:table-cell table:style-name="ce20" table:formula="of:=AVERAGE([.$J10:.$L10])" office:value-type="float" office:value="2869.42380952381" calcext:value-type="float">
            <text:p>2869.42</text:p>
          </table:table-cell>
          <table:table-cell table:style-name="ce22" table:formula="of:=[.B$12]+[.C$12]*[.C10]+[.D$12]*[.D10]+[.E$12]*[.E10]+[.F$12]*[.F10]+[.G$12]*[.G10]+[.H$12]*[.H10]+[.I$12]*[.I10]-[.M10]" office:value-type="float" office:value="0" calcext:value-type="float">
            <text:p>0</text:p>
          </table:table-cell>
          <table:table-cell table:style-name="ce23" table:formula="of:=[.J10]-[.$M10]" office:value-type="float" office:value="56.7047619047621" calcext:value-type="float">
            <text:p>56.7</text:p>
          </table:table-cell>
          <table:table-cell table:style-name="ce23" table:formula="of:=[.K10]-[.$M10]" office:value-type="float" office:value="27.1761904761911" calcext:value-type="float">
            <text:p>27.2</text:p>
          </table:table-cell>
          <table:table-cell table:style-name="ce23" table:formula="of:=[.L10]-[.$M10]" office:value-type="float" office:value="-83.8809523809523" calcext:value-type="float">
            <text:p>-83.9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table:formula="of:=[.C11]*[.D11]" office:value-type="float" office:value="1" calcext:value-type="float">
            <text:p>1</text:p>
          </table:table-cell>
          <table:table-cell table:style-name="ce5" table:formula="of:=[.C11]*[.E11]" office:value-type="float" office:value="1" calcext:value-type="float">
            <text:p>1</text:p>
          </table:table-cell>
          <table:table-cell table:style-name="ce5" table:formula="of:=[.D11]*[.E11]" office:value-type="float" office:value="1" calcext:value-type="float">
            <text:p>1</text:p>
          </table:table-cell>
          <table:table-cell table:style-name="ce5" table:formula="of:=[.C11]*[.D11]*[.E11]" office:value-type="float" office:value="1" calcext:value-type="float">
            <text:p>1</text:p>
          </table:table-cell>
          <table:table-cell table:style-name="ce20" table:formula="of:=[2_mw_3_server.F11] + [2_mw_3_server.F25]" office:value-type="float" office:value="3072" calcext:value-type="float">
            <text:p>3072.00</text:p>
          </table:table-cell>
          <table:table-cell table:style-name="ce20" table:formula="of:=[2_mw_3_server.F12] + [2_mw_3_server.F15]" office:value-type="float" office:value="3083.38571428571" calcext:value-type="float">
            <text:p>3083.39</text:p>
          </table:table-cell>
          <table:table-cell table:style-name="ce20" table:formula="of:=[2_mw_3_server.F13] + [2_mw_3_server.F20]" office:value-type="float" office:value="3110.57142857143" calcext:value-type="float">
            <text:p>3110.57</text:p>
          </table:table-cell>
          <table:table-cell table:style-name="ce20" table:formula="of:=AVERAGE([.$J11:.$L11])" office:value-type="float" office:value="3088.65238095238" calcext:value-type="float">
            <text:p>3088.65</text:p>
          </table:table-cell>
          <table:table-cell table:style-name="ce22" table:formula="of:=[.B$12]+[.C$12]*[.C11]+[.D$12]*[.D11]+[.E$12]*[.E11]+[.F$12]*[.F11]+[.G$12]*[.G11]+[.H$12]*[.H11]+[.I$12]*[.I11]-[.M11]" office:value-type="float" office:value="0" calcext:value-type="float">
            <text:p>0</text:p>
          </table:table-cell>
          <table:table-cell table:style-name="ce23" table:formula="of:=[.J11]-[.$M11]" office:value-type="float" office:value="-16.652380952381" calcext:value-type="float">
            <text:p>-16.7</text:p>
          </table:table-cell>
          <table:table-cell table:style-name="ce23" table:formula="of:=[.K11]-[.$M11]" office:value-type="float" office:value="-5.26666666666688" calcext:value-type="float">
            <text:p>-5.3</text:p>
          </table:table-cell>
          <table:table-cell table:style-name="ce23" table:formula="of:=[.L11]-[.$M11]" office:value-type="float" office:value="21.9190476190474" calcext:value-type="float">
            <text:p>21.9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2"/>
          <table:table-cell table:style-name="ce6" table:formula="of:=SUMPRODUCT([.B$4:.B$11];[.$M$4:.$M$11])/SUM([.$B$4:.$B$11])" office:value-type="float" office:value="2461.16666666667" calcext:value-type="float">
            <text:p>2461.17</text:p>
          </table:table-cell>
          <table:table-cell table:style-name="ce6" table:formula="of:=SUMPRODUCT([.C$4:.C$11];[.$M$4:.$M$11])/SUM([.$B$4:.$B$11])" office:value-type="float" office:value="-262.99880952381" calcext:value-type="float">
            <text:p>-263.00</text:p>
          </table:table-cell>
          <table:table-cell table:style-name="ce6" table:formula="of:=SUMPRODUCT([.D$4:.D$11];[.$M$4:.$M$11])/SUM([.$B$4:.$B$11])" office:value-type="float" office:value="391.165476190476" calcext:value-type="float">
            <text:p>391.17</text:p>
          </table:table-cell>
          <table:table-cell table:style-name="ce6" table:formula="of:=SUMPRODUCT([.E$4:.E$11];[.$M$4:.$M$11])/SUM([.$B$4:.$B$11])" office:value-type="float" office:value="49.7595238095238" calcext:value-type="float">
            <text:p>49.76</text:p>
          </table:table-cell>
          <table:table-cell table:style-name="ce6" table:formula="of:=SUMPRODUCT([.F$4:.F$11];[.$M$4:.$M$11])/SUM([.$B$4:.$B$11])" office:value-type="float" office:value="389.704761904762" calcext:value-type="float">
            <text:p>389.70</text:p>
          </table:table-cell>
          <table:table-cell table:style-name="ce6" table:formula="of:=SUMPRODUCT([.G$4:.G$11];[.$M$4:.$M$11])/SUM([.$B$4:.$B$11])" office:value-type="float" office:value="44.9750000000001" calcext:value-type="float">
            <text:p>44.98</text:p>
          </table:table-cell>
          <table:table-cell table:style-name="ce6" table:formula="of:=SUMPRODUCT([.H$4:.H$11];[.$M$4:.$M$11])/SUM([.$B$4:.$B$11])" office:value-type="float" office:value="6.03214285714302" calcext:value-type="float">
            <text:p>6.03</text:p>
          </table:table-cell>
          <table:table-cell table:style-name="ce6" table:formula="of:=SUMPRODUCT([.I$4:.I$11];[.$M$4:.$M$11])/SUM([.$B$4:.$B$11])" office:value-type="float" office:value="8.84761904761893" calcext:value-type="float">
            <text:p>8.85</text:p>
          </table:table-cell>
          <table:table-cell table:style-name="ce2" table:number-columns-repeated="1013"/>
          <table:table-cell/>
        </table:table-row>
        <table:table-row table:style-name="ro2">
          <table:table-cell table:number-columns-repeated="1023"/>
        </table:table-row>
        <table:table-row table:style-name="ro2">
          <table:table-cell table:style-name="ce2"/>
          <table:table-cell table:style-name="ce7" office:value-type="string" calcext:value-type="string">
            <text:p>SS0</text:p>
          </table:table-cell>
          <table:table-cell table:style-name="ce7" table:formula="of:=CONCATENATE(&quot;SS&quot;;[.C3])" office:value-type="string" office:string-value="SSS" calcext:value-type="string">
            <text:p>SSS</text:p>
          </table:table-cell>
          <table:table-cell table:style-name="ce7" table:formula="of:=CONCATENATE(&quot;SS&quot;;[.D3])" office:value-type="string" office:string-value="SSM" calcext:value-type="string">
            <text:p>SSM</text:p>
          </table:table-cell>
          <table:table-cell table:style-name="ce7" table:formula="of:=CONCATENATE(&quot;SS&quot;;[.E3])" office:value-type="string" office:string-value="SSW" calcext:value-type="string">
            <text:p>SSW</text:p>
          </table:table-cell>
          <table:table-cell table:style-name="ce7" table:formula="of:=CONCATENATE(&quot;SS&quot;;[.F3])" office:value-type="string" office:string-value="SSSM" calcext:value-type="string">
            <text:p>SSSM</text:p>
          </table:table-cell>
          <table:table-cell table:style-name="ce7" table:formula="of:=CONCATENATE(&quot;SS&quot;;[.G3])" office:value-type="string" office:string-value="SSSW" calcext:value-type="string">
            <text:p>SSSW</text:p>
          </table:table-cell>
          <table:table-cell table:style-name="ce7" table:formula="of:=CONCATENATE(&quot;SS&quot;;[.H3])" office:value-type="string" office:string-value="SSMW" calcext:value-type="string">
            <text:p>SSMW</text:p>
          </table:table-cell>
          <table:table-cell table:style-name="ce7" table:formula="of:=CONCATENATE(&quot;SS&quot;;[.I3])" office:value-type="string" office:string-value="SSSMW" calcext:value-type="string">
            <text:p>SSSMW</text:p>
          </table:table-cell>
          <table:table-cell table:style-name="ce7" office:value-type="string" calcext:value-type="string">
            <text:p>SSE</text:p>
          </table:table-cell>
          <table:table-cell table:style-name="Default"/>
          <table:table-cell table:style-name="ce7" office:value-type="string" calcext:value-type="string">
            <text:p>SST</text:p>
          </table:table-cell>
          <table:table-cell table:style-name="ce11" office:value-type="string" calcext:value-type="string">
            <text:p>SSY</text:p>
          </table:table-cell>
          <table:table-cell table:style-name="ce11" office:value-type="string" calcext:value-type="string">
            <text:p>SSY-SS0</text:p>
          </table:table-cell>
          <table:table-cell table:style-name="ce24"/>
          <table:table-cell table:style-name="ce2" table:number-columns-repeated="1007"/>
          <table:table-cell table:style-name="ce24"/>
        </table:table-row>
        <table:table-row table:style-name="ro2">
          <table:table-cell/>
          <table:table-cell table:style-name="ce8" table:formula="of:=24*[.B12]^2" office:value-type="float" office:value="145376192.666667" calcext:value-type="float">
            <text:p>145376192.67</text:p>
          </table:table-cell>
          <table:table-cell table:style-name="ce8" table:formula="of:=24*[.C12]^2" office:value-type="float" office:value="1660040.97146259" calcext:value-type="float">
            <text:p>1660040.97</text:p>
          </table:table-cell>
          <table:table-cell table:style-name="ce8" table:formula="of:=24*[.D12]^2" office:value-type="float" office:value="3672250.31431973" calcext:value-type="float">
            <text:p>3672250.31</text:p>
          </table:table-cell>
          <table:table-cell table:style-name="ce8" table:formula="of:=24*[.E12]^2" office:value-type="float" office:value="59424.2450340137" calcext:value-type="float">
            <text:p>59424.25</text:p>
          </table:table-cell>
          <table:table-cell table:style-name="ce8" table:formula="of:=24*[.F12]^2" office:value-type="float" office:value="3644875.23482993" calcext:value-type="float">
            <text:p>3644875.23</text:p>
          </table:table-cell>
          <table:table-cell table:style-name="ce8" table:formula="of:=24*[.G12]^2" office:value-type="float" office:value="48546.0150000002" calcext:value-type="float">
            <text:p>48546.02</text:p>
          </table:table-cell>
          <table:table-cell table:style-name="ce8" table:formula="of:=24*[.H12]^2" office:value-type="float" office:value="873.281938775556" calcext:value-type="float">
            <text:p>873.28</text:p>
          </table:table-cell>
          <table:table-cell table:style-name="ce8" table:formula="of:=24*[.I12]^2" office:value-type="float" office:value="1878.72870748295" calcext:value-type="float">
            <text:p>1878.73</text:p>
          </table:table-cell>
          <table:table-cell table:style-name="ce8" table:formula="of:=[.M15]-24*SUMPRODUCT([.B12:.I12];[.B12:.I12])" office:value-type="float" office:value="12798.3751020432" calcext:value-type="float">
            <text:p>12798.38</text:p>
          </table:table-cell>
          <table:table-cell table:style-name="Default"/>
          <table:table-cell table:style-name="ce8" table:formula="of:=24 * ([.C12]^2 + [.D12]^2 + [.E12]^2 + [.F12]^2 + [.G12]^2+[.H12]^2+[.I12]^2) + [.J15]" office:value-type="float" office:value="9100687.16639456" calcext:value-type="float">
            <text:p>9100687.17</text:p>
          </table:table-cell>
          <table:table-cell table:style-name="ce14" table:formula="of:=SUMPRODUCT([.J4:.J11];[.J4:.J11]) + SUMPRODUCT([.K4:.K11];[.K4:.K11])+SUMPRODUCT([.L4:.L11];[.L4:.L11])" office:value-type="float" office:value="154476879.833061" calcext:value-type="float">
            <text:p>154476879.83</text:p>
          </table:table-cell>
          <table:table-cell table:style-name="ce14" table:formula="of:=[.M15]-[.B15]" office:value-type="float" office:value="9100687.16639459" calcext:value-type="float">
            <text:p>9100687.17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N/A</text:p>
          </table:table-cell>
          <table:table-cell table:style-name="ce12" table:formula="of:=[.C$15]/[.$L$15]" office:value-type="percentage" office:value="0.182408310615543" calcext:value-type="percentage">
            <text:p>18.24%</text:p>
          </table:table-cell>
          <table:table-cell table:style-name="ce12" table:formula="of:=[.D$15]/[.$L$15]" office:value-type="percentage" office:value="0.40351352015263" calcext:value-type="percentage">
            <text:p>40.35%</text:p>
          </table:table-cell>
          <table:table-cell table:style-name="ce12" table:formula="of:=[.E$15]/[.$L$15]" office:value-type="percentage" office:value="0.00652964374530368" calcext:value-type="percentage">
            <text:p>0.65%</text:p>
          </table:table-cell>
          <table:table-cell table:style-name="ce12" table:formula="of:=[.F$15]/[.$L$15]" office:value-type="percentage" office:value="0.400505496803482" calcext:value-type="percentage">
            <text:p>40.05%</text:p>
          </table:table-cell>
          <table:table-cell table:style-name="ce12" table:formula="of:=[.G$15]/[.$L$15]" office:value-type="percentage" office:value="0.00533432411337712" calcext:value-type="percentage">
            <text:p>0.53%</text:p>
          </table:table-cell>
          <table:table-cell table:style-name="ce12" table:formula="of:=[.H$15]/[.$L$15]" office:value-type="percentage" office:value="0.0000959578021756708" calcext:value-type="percentage">
            <text:p>0.01%</text:p>
          </table:table-cell>
          <table:table-cell table:style-name="ce12" table:formula="of:=[.I$15]/[.$L$15]" office:value-type="percentage" office:value="0.000206438115400823" calcext:value-type="percentage">
            <text:p>0.02%</text:p>
          </table:table-cell>
          <table:table-cell table:style-name="ce15" table:formula="of:=[.J15]/[.L15]" office:value-type="percentage" office:value="0.00140630865208759" calcext:value-type="percentage">
            <text:p>0.141%</text:p>
          </table:table-cell>
          <table:table-cell table:style-name="Default"/>
          <table:table-cell table:style-name="ce16" table:formula="of:=SUM([.C16:.J16])" office:value-type="percentage" office:value="1" calcext:value-type="percentage">
            <text:p>100.00%</text:p>
          </table:table-cell>
          <table:table-cell table:style-name="ce17" table:formula="of:=[.M15]-SUM([.B15:.J15])" office:value-type="float" office:value="0" calcext:value-type="float">
            <text:p>0</text:p>
          </table:table-cell>
          <table:table-cell table:style-name="ce22" table:formula="of:=[.L15]-[.N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3" table:number-columns-repeated="7"/>
          <table:table-cell table:number-columns-repeated="1014"/>
        </table:table-row>
        <table:table-row table:style-name="ro2">
          <table:table-cell/>
          <table:table-cell table:style-name="ce7" table:formula="of:=[.B3]" office:value-type="string" office:string-value="I" calcext:value-type="string">
            <text:p>I</text:p>
          </table:table-cell>
          <table:table-cell table:style-name="ce7" table:formula="of:=[.C3]" office:value-type="string" office:string-value="S" calcext:value-type="string">
            <text:p>S</text:p>
          </table:table-cell>
          <table:table-cell table:style-name="ce7" table:formula="of:=[.D3]" office:value-type="string" office:string-value="M" calcext:value-type="string">
            <text:p>M</text:p>
          </table:table-cell>
          <table:table-cell table:style-name="ce7" table:formula="of:=[.E3]" office:value-type="string" office:string-value="W" calcext:value-type="string">
            <text:p>W</text:p>
          </table:table-cell>
          <table:table-cell table:style-name="ce7" table:formula="of:=[.F3]" office:value-type="string" office:string-value="SM" calcext:value-type="string">
            <text:p>SM</text:p>
          </table:table-cell>
          <table:table-cell table:style-name="ce7" table:formula="of:=[.G3]" office:value-type="string" office:string-value="SW" calcext:value-type="string">
            <text:p>SW</text:p>
          </table:table-cell>
          <table:table-cell table:style-name="ce7" table:formula="of:=[.H3]" office:value-type="string" office:string-value="MW" calcext:value-type="string">
            <text:p>MW</text:p>
          </table:table-cell>
          <table:table-cell table:style-name="ce7" table:formula="of:=[.I3]" office:value-type="string" office:string-value="SMW" calcext:value-type="string">
            <text:p>SMW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10" table:formula="of:=[.B12]-[.$G$26]" office:value-type="float" office:value="2448.92761787778" calcext:value-type="float">
            <text:p>2448.93</text:p>
          </table:table-cell>
          <table:table-cell table:style-name="ce10" table:formula="of:=[.C12]-[.$G$26]" office:value-type="float" office:value="-275.2378583127" calcext:value-type="float">
            <text:p>-275.24</text:p>
          </table:table-cell>
          <table:table-cell table:style-name="ce10" table:formula="of:=[.D12]-[.$G$26]" office:value-type="float" office:value="378.926427401586" calcext:value-type="float">
            <text:p>378.93</text:p>
          </table:table-cell>
          <table:table-cell table:style-name="ce10" table:formula="of:=[.E12]-[.$G$26]" office:value-type="float" office:value="37.5204750206338" calcext:value-type="float">
            <text:p>37.52</text:p>
          </table:table-cell>
          <table:table-cell table:style-name="ce10" table:formula="of:=[.F12]-[.$G$26]" office:value-type="float" office:value="377.465713115872" calcext:value-type="float">
            <text:p>377.47</text:p>
          </table:table-cell>
          <table:table-cell table:style-name="ce10" table:formula="of:=[.G12]-[.$G$26]" office:value-type="float" office:value="32.7359512111101" calcext:value-type="float">
            <text:p>32.74</text:p>
          </table:table-cell>
          <table:table-cell table:style-name="ce10" table:formula="of:=[.H12]-[.$G$26]" office:value-type="float" office:value="-6.206905931747" calcext:value-type="float">
            <text:p>-6.21</text:p>
          </table:table-cell>
          <table:table-cell table:style-name="ce10" table:formula="of:=[.I12]-[.$G$26]" office:value-type="float" office:value="-3.39142974127108" calcext:value-type="float">
            <text:p>-3.39</text:p>
          </table:table-cell>
          <table:table-cell table:number-columns-repeated="1014"/>
        </table:table-row>
        <table:table-row table:style-name="ro2">
          <table:table-cell/>
          <table:table-cell table:style-name="ce10" table:formula="of:=[.B12]+[.$G$26]" office:value-type="float" office:value="2473.40571545556" calcext:value-type="float">
            <text:p>2473.41</text:p>
          </table:table-cell>
          <table:table-cell table:style-name="ce10" table:formula="of:=[.C12]+[.$G$26]" office:value-type="float" office:value="-250.75976073492" calcext:value-type="float">
            <text:p>-250.76</text:p>
          </table:table-cell>
          <table:table-cell table:style-name="ce10" table:formula="of:=[.D12]+[.$G$26]" office:value-type="float" office:value="403.404524979366" calcext:value-type="float">
            <text:p>403.40</text:p>
          </table:table-cell>
          <table:table-cell table:style-name="ce10" table:formula="of:=[.E12]+[.$G$26]" office:value-type="float" office:value="61.9985725984139" calcext:value-type="float">
            <text:p>62.00</text:p>
          </table:table-cell>
          <table:table-cell table:style-name="ce10" table:formula="of:=[.F12]+[.$G$26]" office:value-type="float" office:value="401.943810693652" calcext:value-type="float">
            <text:p>401.94</text:p>
          </table:table-cell>
          <table:table-cell table:style-name="ce10" table:formula="of:=[.G12]+[.$G$26]" office:value-type="float" office:value="57.2140487888901" calcext:value-type="float">
            <text:p>57.21</text:p>
          </table:table-cell>
          <table:table-cell table:style-name="ce10" table:formula="of:=[.H12]+[.$G$26]" office:value-type="float" office:value="18.271191646033" calcext:value-type="float">
            <text:p>18.27</text:p>
          </table:table-cell>
          <table:table-cell table:style-name="ce10" table:formula="of:=[.I12]+[.$G$26]" office:value-type="float" office:value="21.086667836509" calcext:value-type="float">
            <text:p>21.09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7" table:formula="of:=[$'Read Only'.$B$14]" office:value-type="string" office:string-value="SS0" calcext:value-type="string">
            <text:p>SS0</text:p>
          </table:table-cell>
          <table:table-cell table:style-name="ce8" table:formula="of:=[$'Read Only'.$B$15]" office:value-type="float" office:value="145376192.666667" calcext:value-type="float">
            <text:p>145376192.67</text:p>
          </table:table-cell>
          <table:table-cell table:style-name="ce9" table:formula="of:=[$'Read Only'.$B$16]" office:value-type="string" office:string-value="N/A" calcext:value-type="string">
            <text:p>N/A</text:p>
          </table:table-cell>
          <table:table-cell/>
          <table:table-cell table:style-name="ce18" office:value-type="string" calcext:value-type="string">
            <text:p>t</text:p>
          </table:table-cell>
          <table:table-cell table:style-name="ce19" office:value-type="float" office:value="2.12" calcext:value-type="float">
            <text:p>2.12</text:p>
          </table:table-cell>
          <table:table-cell office:value-type="string" calcext:value-type="string">
            <text:p>T-value at 2^3(r-1) = 16 degrees of freedom</text:p>
          </table:table-cell>
          <table:table-cell table:number-columns-repeated="1015"/>
        </table:table-row>
        <table:table-row table:style-name="ro2">
          <table:table-cell/>
          <table:table-cell table:style-name="ce7" table:formula="of:=[$'Read Only'.$C$14]" office:value-type="string" office:string-value="SSS" calcext:value-type="string">
            <text:p>SSS</text:p>
          </table:table-cell>
          <table:table-cell table:style-name="ce8" table:formula="of:=[$'Read Only'.$C$15]" office:value-type="float" office:value="1660040.97146259" calcext:value-type="float">
            <text:p>1660040.97</text:p>
          </table:table-cell>
          <table:table-cell table:style-name="ce15" table:formula="of:=[$'Read Only'.$C$16]" office:value-type="percentage" office:value="0.182408310615543" calcext:value-type="percentage">
            <text:p>18.241%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$'Read Only'.$D$14]" office:value-type="string" office:string-value="SSM" calcext:value-type="string">
            <text:p>SSM</text:p>
          </table:table-cell>
          <table:table-cell table:style-name="ce8" table:formula="of:=[$'Read Only'.$D$15]" office:value-type="float" office:value="3672250.31431973" calcext:value-type="float">
            <text:p>3672250.31</text:p>
          </table:table-cell>
          <table:table-cell table:style-name="ce15" table:formula="of:=[$'Read Only'.$D$16]" office:value-type="percentage" office:value="0.40351352015263" calcext:value-type="percentage">
            <text:p>40.351%</text:p>
          </table:table-cell>
          <table:table-cell/>
          <table:table-cell table:style-name="ce7" office:value-type="string" calcext:value-type="string">
            <text:p>s_e</text:p>
          </table:table-cell>
          <table:table-cell table:style-name="ce10" table:formula="of:=SQRT([.J15]/16)" office:value-type="float" office:value="28.2824759149141" calcext:value-type="float">
            <text:p>28.28</text:p>
          </table:table-cell>
          <table:table-cell table:number-columns-repeated="1016"/>
        </table:table-row>
        <table:table-row table:style-name="ro2">
          <table:table-cell/>
          <table:table-cell table:style-name="ce7" table:formula="of:=[$'Read Only'.$E$14]" office:value-type="string" office:string-value="SSW" calcext:value-type="string">
            <text:p>SSW</text:p>
          </table:table-cell>
          <table:table-cell table:style-name="ce8" table:formula="of:=[$'Read Only'.$E$15]" office:value-type="float" office:value="59424.2450340137" calcext:value-type="float">
            <text:p>59424.25</text:p>
          </table:table-cell>
          <table:table-cell table:style-name="ce15" table:formula="of:=[$'Read Only'.$E$16]" office:value-type="percentage" office:value="0.00652964374530368" calcext:value-type="percentage">
            <text:p>0.653%</text:p>
          </table:table-cell>
          <table:table-cell/>
          <table:table-cell table:style-name="ce7" office:value-type="string" calcext:value-type="string">
            <text:p>s_q_i</text:p>
          </table:table-cell>
          <table:table-cell table:style-name="ce10" table:formula="of:=[.G24]/SQRT(24)" office:value-type="float" office:value="5.77313622117454" calcext:value-type="float">
            <text:p>5.77</text:p>
          </table:table-cell>
          <table:table-cell table:number-columns-repeated="1016"/>
        </table:table-row>
        <table:table-row table:style-name="ro2">
          <table:table-cell/>
          <table:table-cell table:style-name="ce7" table:formula="of:=[$'Read Only'.$F$14]" office:value-type="string" office:string-value="SSSM" calcext:value-type="string">
            <text:p>SSSM</text:p>
          </table:table-cell>
          <table:table-cell table:style-name="ce8" table:formula="of:=[$'Read Only'.$F$15]" office:value-type="float" office:value="3644875.23482993" calcext:value-type="float">
            <text:p>3644875.23</text:p>
          </table:table-cell>
          <table:table-cell table:style-name="ce15" table:formula="of:=[$'Read Only'.$F$16]" office:value-type="percentage" office:value="0.400505496803482" calcext:value-type="percentage">
            <text:p>40.051%</text:p>
          </table:table-cell>
          <table:table-cell/>
          <table:table-cell table:style-name="ce7" office:value-type="string" calcext:value-type="string">
            <text:p>q_i</text:p>
          </table:table-cell>
          <table:table-cell table:style-name="ce10" table:formula="of:=[.G22]*[.G25]" office:value-type="float" office:value="12.23904878889" calcext:value-type="float">
            <text:p>12.24</text:p>
          </table:table-cell>
          <table:table-cell table:number-columns-repeated="1016"/>
        </table:table-row>
        <table:table-row table:style-name="ro2">
          <table:table-cell/>
          <table:table-cell table:style-name="ce7" table:formula="of:=[$'Read Only'.$G$14]" office:value-type="string" office:string-value="SSSW" calcext:value-type="string">
            <text:p>SSSW</text:p>
          </table:table-cell>
          <table:table-cell table:style-name="ce8" table:formula="of:=[$'Read Only'.$G$15]" office:value-type="float" office:value="48546.0150000002" calcext:value-type="float">
            <text:p>48546.02</text:p>
          </table:table-cell>
          <table:table-cell table:style-name="ce15" table:formula="of:=[$'Read Only'.$G$16]" office:value-type="percentage" office:value="0.00533432411337712" calcext:value-type="percentage">
            <text:p>0.533%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$'Read Only'.$H$14]" office:value-type="string" office:string-value="SSMW" calcext:value-type="string">
            <text:p>SSMW</text:p>
          </table:table-cell>
          <table:table-cell table:style-name="ce8" table:formula="of:=[$'Read Only'.$H$15]" office:value-type="float" office:value="873.281938775556" calcext:value-type="float">
            <text:p>873.28</text:p>
          </table:table-cell>
          <table:table-cell table:style-name="ce15" table:formula="of:=[$'Read Only'.$H$16]" office:value-type="percentage" office:value="0.0000959578021756708" calcext:value-type="percentage">
            <text:p>0.010%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$'Read Only'.$I$14]" office:value-type="string" office:string-value="SSSMW" calcext:value-type="string">
            <text:p>SSSMW</text:p>
          </table:table-cell>
          <table:table-cell table:style-name="ce8" table:formula="of:=[$'Read Only'.$I$15]" office:value-type="float" office:value="1878.72870748295" calcext:value-type="float">
            <text:p>1878.73</text:p>
          </table:table-cell>
          <table:table-cell table:style-name="ce15" table:formula="of:=[$'Read Only'.$I$16]" office:value-type="percentage" office:value="0.000206438115400823" calcext:value-type="percentage">
            <text:p>0.021%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$'Read Only'.$J$14]" office:value-type="string" office:string-value="SSE" calcext:value-type="string">
            <text:p>SSE</text:p>
          </table:table-cell>
          <table:table-cell table:style-name="ce8" table:formula="of:=[$'Read Only'.$J$15]" office:value-type="float" office:value="12798.3751020432" calcext:value-type="float">
            <text:p>12798.38</text:p>
          </table:table-cell>
          <table:table-cell table:style-name="ce15" table:formula="of:=[$'Read Only'.$J$16]" office:value-type="percentage" office:value="0.00140630865208759" calcext:value-type="percentage">
            <text:p>0.141%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$'Read Only'.$L$14]" office:value-type="string" office:string-value="SST" calcext:value-type="string">
            <text:p>SST</text:p>
          </table:table-cell>
          <table:table-cell table:style-name="ce8" table:formula="of:=[$'Read Only'.$L$15]" office:value-type="float" office:value="9100687.16639456" calcext:value-type="float">
            <text:p>9100687.17</text:p>
          </table:table-cell>
          <table:table-cell table:style-name="ce16" table:formula="of:=[$'Read Only'.$L$16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/>
          <table:table-cell table:style-name="ce11" table:formula="of:=[$'Read Only'.$M$14]" office:value-type="string" office:string-value="SSY" calcext:value-type="string">
            <text:p>SSY</text:p>
          </table:table-cell>
          <table:table-cell table:style-name="ce14" table:formula="of:=[$'Read Only'.$M$15]" office:value-type="float" office:value="154476879.833061" calcext:value-type="float">
            <text:p>154476879.83</text:p>
          </table:table-cell>
          <table:table-cell table:style-name="ce17" table:formula="of:=[$'Read Only'.$M$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1">
          <table:table-cell table:number-columns-repeated="1023"/>
        </table:table-row>
        <table:table-row table:style-name="ro2" table:number-rows-repeated="9">
          <table:table-cell table:style-name="Default" table:number-columns-repeated="9"/>
          <table:table-cell table:number-columns-repeated="1014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Read Only'.B4:'Read Only'.I11">
            <calcext:color-scale>
              <calcext:color-scale-entry calcext:value="-1" calcext:type="number" calcext:color="#ff0000"/>
              <calcext:color-scale-entry calcext:value="1" calcext:type="number" calcext:color="#00cc00"/>
            </calcext:color-scale>
          </calcext:conditional-format>
        </calcext:conditional-formats>
      </table:table>
      <table:table table:name="Write Only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7" table:default-cell-style-name="ce4"/>
        <table:table-column table:style-name="co2" table:number-columns-repeated="3" table:default-cell-style-name="ce4"/>
        <table:table-column table:style-name="co1" table:number-columns-repeated="1008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Write Only</text:p>
          </table:table-cell>
          <table:table-cell table:style-name="ce2" table:number-columns-repeated="1021"/>
          <table:table-cell/>
        </table:table-row>
        <table:table-row table:style-name="ro1">
          <table:table-cell table:style-name="ce1"/>
          <table:table-cell table:style-name="ce2" table:number-columns-repeated="1021"/>
          <table:table-cell/>
        </table:table-row>
        <table:table-row table:style-name="ro2"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SMW</text:p>
          </table:table-cell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g</text:p>
          </table:table-cell>
          <table:table-cell table:style-name="ce2"/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table:number-columns-repeated="1005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-1" calcext:value-type="float">
            <text:p>-1</text:p>
          </table:table-cell>
          <table:table-cell table:style-name="ce52" table:formula="of:=[.C4]*[.D4]" office:value-type="float" office:value="1" calcext:value-type="float">
            <text:p>1</text:p>
          </table:table-cell>
          <table:table-cell table:style-name="ce52" table:formula="of:=[.C4]*[.E4]" office:value-type="float" office:value="1" calcext:value-type="float">
            <text:p>1</text:p>
          </table:table-cell>
          <table:table-cell table:style-name="ce52" table:formula="of:=[.D4]*[.E4]" office:value-type="float" office:value="1" calcext:value-type="float">
            <text:p>1</text:p>
          </table:table-cell>
          <table:table-cell table:style-name="ce52" table:formula="of:=[.C4]*[.D4]*[.E4]" office:value-type="float" office:value="-1" calcext:value-type="float">
            <text:p>-1</text:p>
          </table:table-cell>
          <table:table-cell table:style-name="ce20" table:formula="of:=[$1_mw_1_server.F2]" office:value-type="float" office:value="6977.37142857143" calcext:value-type="float">
            <text:p>6977.37</text:p>
          </table:table-cell>
          <table:table-cell table:style-name="ce20" table:formula="of:=[$1_mw_1_server.F3]" office:value-type="float" office:value="6934.38571428571" calcext:value-type="float">
            <text:p>6934.39</text:p>
          </table:table-cell>
          <table:table-cell table:style-name="ce20" table:formula="of:=[$1_mw_1_server.F4]" office:value-type="float" office:value="6990.45714285714" calcext:value-type="float">
            <text:p>6990.46</text:p>
          </table:table-cell>
          <table:table-cell table:style-name="ce20" table:formula="of:=AVERAGE([.$J4:.$L4])" office:value-type="float" office:value="6967.40476190476" calcext:value-type="float">
            <text:p>6967.40</text:p>
          </table:table-cell>
          <table:table-cell table:style-name="ce22" table:formula="of:=[.B$12]+[.C$12]*[.C4]+[.D$12]*[.D4]+[.E$12]*[.E4]+[.F$12]*[.F4]+[.G$12]*[.G4]+[.H$12]*[.H4]+[.I$12]*[.I4]-[.M4]" office:value-type="float" office:value="0" calcext:value-type="float">
            <text:p>0</text:p>
          </table:table-cell>
          <table:table-cell table:style-name="ce23" table:formula="of:=[.J4]-[.$M4]" office:value-type="float" office:value="9.96666666666806" calcext:value-type="float">
            <text:p>10.0</text:p>
          </table:table-cell>
          <table:table-cell table:style-name="ce23" table:formula="of:=[.K4]-[.$M4]" office:value-type="float" office:value="-33.0190476190464" calcext:value-type="float">
            <text:p>-33.0</text:p>
          </table:table-cell>
          <table:table-cell table:style-name="ce23" table:formula="of:=[.L4]-[.$M4]" office:value-type="float" office:value="23.052380952382" calcext:value-type="float">
            <text:p>23.1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-1" calcext:value-type="float">
            <text:p>-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C5]*[.D5]" office:value-type="float" office:value="1" calcext:value-type="float">
            <text:p>1</text:p>
          </table:table-cell>
          <table:table-cell table:style-name="ce52" table:formula="of:=[.C5]*[.E5]" office:value-type="float" office:value="-1" calcext:value-type="float">
            <text:p>-1</text:p>
          </table:table-cell>
          <table:table-cell table:style-name="ce52" table:formula="of:=[.D5]*[.E5]" office:value-type="float" office:value="-1" calcext:value-type="float">
            <text:p>-1</text:p>
          </table:table-cell>
          <table:table-cell table:style-name="ce52" table:formula="of:=[.C5]*[.D5]*[.E5]" office:value-type="float" office:value="1" calcext:value-type="float">
            <text:p>1</text:p>
          </table:table-cell>
          <table:table-cell table:style-name="ce20" table:formula="of:=[$1_mw_1_server.F5]" office:value-type="float" office:value="9564.54285714286" calcext:value-type="float">
            <text:p>9564.54</text:p>
          </table:table-cell>
          <table:table-cell table:style-name="ce20" table:formula="of:=[$1_mw_1_server.F6]" office:value-type="float" office:value="9744.97142857143" calcext:value-type="float">
            <text:p>9744.97</text:p>
          </table:table-cell>
          <table:table-cell table:style-name="ce20" table:formula="of:=[$1_mw_1_server.F7]" office:value-type="float" office:value="9643" calcext:value-type="float">
            <text:p>9643.00</text:p>
          </table:table-cell>
          <table:table-cell table:style-name="ce20" table:formula="of:=AVERAGE([.$J5:.$L5])" office:value-type="float" office:value="9650.8380952381" calcext:value-type="float">
            <text:p>9650.84</text:p>
          </table:table-cell>
          <table:table-cell table:style-name="ce22" table:formula="of:=[.B$12]+[.C$12]*[.C5]+[.D$12]*[.D5]+[.E$12]*[.E5]+[.F$12]*[.F5]+[.G$12]*[.G5]+[.H$12]*[.H5]+[.I$12]*[.I5]-[.M5]" office:value-type="float" office:value="0" calcext:value-type="float">
            <text:p>0</text:p>
          </table:table-cell>
          <table:table-cell table:style-name="ce23" table:formula="of:=[.J5]-[.$M5]" office:value-type="float" office:value="-86.2952380952393" calcext:value-type="float">
            <text:p>-86.3</text:p>
          </table:table-cell>
          <table:table-cell table:style-name="ce23" table:formula="of:=[.K5]-[.$M5]" office:value-type="float" office:value="94.1333333333332" calcext:value-type="float">
            <text:p>94.1</text:p>
          </table:table-cell>
          <table:table-cell table:style-name="ce23" table:formula="of:=[.L5]-[.$M5]" office:value-type="float" office:value="-7.83809523809578" calcext:value-type="float">
            <text:p>-7.8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-1" calcext:value-type="float">
            <text:p>-1</text:p>
          </table:table-cell>
          <table:table-cell table:style-name="ce52" table:formula="of:=[.C6]*[.D6]" office:value-type="float" office:value="-1" calcext:value-type="float">
            <text:p>-1</text:p>
          </table:table-cell>
          <table:table-cell table:style-name="ce52" table:formula="of:=[.C6]*[.E6]" office:value-type="float" office:value="1" calcext:value-type="float">
            <text:p>1</text:p>
          </table:table-cell>
          <table:table-cell table:style-name="ce52" table:formula="of:=[.D6]*[.E6]" office:value-type="float" office:value="-1" calcext:value-type="float">
            <text:p>-1</text:p>
          </table:table-cell>
          <table:table-cell table:style-name="ce52" table:formula="of:=[.C6]*[.D6]*[.E6]" office:value-type="float" office:value="1" calcext:value-type="float">
            <text:p>1</text:p>
          </table:table-cell>
          <table:table-cell table:style-name="ce20" table:formula="of:=SUM([2_mw_1_server.F2:.F3])" office:value-type="float" office:value="9787.27142857143" calcext:value-type="float">
            <text:p>9787.27</text:p>
          </table:table-cell>
          <table:table-cell table:style-name="ce20" table:formula="of:=SUM([2_mw_1_server.F3:.F4])" office:value-type="float" office:value="10102.1857142857" calcext:value-type="float">
            <text:p>10102.19</text:p>
          </table:table-cell>
          <table:table-cell table:style-name="ce20" table:formula="of:=SUM([2_mw_1_server.F6:.F7])" office:value-type="float" office:value="10540.3285714286" calcext:value-type="float">
            <text:p>10540.33</text:p>
          </table:table-cell>
          <table:table-cell table:style-name="ce20" table:formula="of:=AVERAGE([.$J6:.$L6])" office:value-type="float" office:value="10143.2619047619" calcext:value-type="float">
            <text:p>10143.26</text:p>
          </table:table-cell>
          <table:table-cell table:style-name="ce22" table:formula="of:=[.B$12]+[.C$12]*[.C6]+[.D$12]*[.D6]+[.E$12]*[.E6]+[.F$12]*[.F6]+[.G$12]*[.G6]+[.H$12]*[.H6]+[.I$12]*[.I6]-[.M6]" office:value-type="float" office:value="0" calcext:value-type="float">
            <text:p>0</text:p>
          </table:table-cell>
          <table:table-cell table:style-name="ce23" table:formula="of:=[.J6]-[.$M6]" office:value-type="float" office:value="-355.990476190476" calcext:value-type="float">
            <text:p>-356.0</text:p>
          </table:table-cell>
          <table:table-cell table:style-name="ce23" table:formula="of:=[.K6]-[.$M6]" office:value-type="float" office:value="-41.0761904761894" calcext:value-type="float">
            <text:p>-41.1</text:p>
          </table:table-cell>
          <table:table-cell table:style-name="ce23" table:formula="of:=[.L6]-[.$M6]" office:value-type="float" office:value="397.066666666666" calcext:value-type="float">
            <text:p>397.1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-1" calcext:value-type="float">
            <text:p>-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[.C7]*[.D7]" office:value-type="float" office:value="-1" calcext:value-type="float">
            <text:p>-1</text:p>
          </table:table-cell>
          <table:table-cell table:style-name="ce52" table:formula="of:=[.C7]*[.E7]" office:value-type="float" office:value="-1" calcext:value-type="float">
            <text:p>-1</text:p>
          </table:table-cell>
          <table:table-cell table:style-name="ce52" table:formula="of:=[.D7]*[.E7]" office:value-type="float" office:value="1" calcext:value-type="float">
            <text:p>1</text:p>
          </table:table-cell>
          <table:table-cell table:style-name="ce52" table:formula="of:=[.C7]*[.D7]*[.E7]" office:value-type="float" office:value="-1" calcext:value-type="float">
            <text:p>-1</text:p>
          </table:table-cell>
          <table:table-cell table:style-name="ce20" table:formula="of:=SUM([2_mw_1_server.F8:.F9])" office:value-type="float" office:value="14542.9" calcext:value-type="float">
            <text:p>14542.90</text:p>
          </table:table-cell>
          <table:table-cell table:style-name="ce20" table:formula="of:=SUM([2_mw_1_server.F10:.F11])" office:value-type="float" office:value="14811.3714285714" calcext:value-type="float">
            <text:p>14811.37</text:p>
          </table:table-cell>
          <table:table-cell table:style-name="ce20" table:formula="of:=SUM([2_mw_1_server.F12:.F13])" office:value-type="float" office:value="14533.4857142857" calcext:value-type="float">
            <text:p>14533.49</text:p>
          </table:table-cell>
          <table:table-cell table:style-name="ce20" table:formula="of:=AVERAGE([.$J7:.$L7])" office:value-type="float" office:value="14629.2523809524" calcext:value-type="float">
            <text:p>14629.25</text:p>
          </table:table-cell>
          <table:table-cell table:style-name="ce22" table:formula="of:=[.B$12]+[.C$12]*[.C7]+[.D$12]*[.D7]+[.E$12]*[.E7]+[.F$12]*[.F7]+[.G$12]*[.G7]+[.H$12]*[.H7]+[.I$12]*[.I7]-[.M7]" office:value-type="float" office:value="0" calcext:value-type="float">
            <text:p>0</text:p>
          </table:table-cell>
          <table:table-cell table:style-name="ce23" table:formula="of:=[.J7]-[.$M7]" office:value-type="float" office:value="-86.3523809523831" calcext:value-type="float">
            <text:p>-86.4</text:p>
          </table:table-cell>
          <table:table-cell table:style-name="ce23" table:formula="of:=[.K7]-[.$M7]" office:value-type="float" office:value="182.119047619046" calcext:value-type="float">
            <text:p>182.1</text:p>
          </table:table-cell>
          <table:table-cell table:style-name="ce23" table:formula="of:=[.L7]-[.$M7]" office:value-type="float" office:value="-95.7666666666682" calcext:value-type="float">
            <text:p>-95.8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-1" calcext:value-type="float">
            <text:p>-1</text:p>
          </table:table-cell>
          <table:table-cell table:style-name="ce52" table:formula="of:=[.C8]*[.D8]" office:value-type="float" office:value="-1" calcext:value-type="float">
            <text:p>-1</text:p>
          </table:table-cell>
          <table:table-cell table:style-name="ce52" table:formula="of:=[.C8]*[.E8]" office:value-type="float" office:value="-1" calcext:value-type="float">
            <text:p>-1</text:p>
          </table:table-cell>
          <table:table-cell table:style-name="ce52" table:formula="of:=[.D8]*[.E8]" office:value-type="float" office:value="1" calcext:value-type="float">
            <text:p>1</text:p>
          </table:table-cell>
          <table:table-cell table:style-name="ce52" table:formula="of:=[.C8]*[.D8]*[.E8]" office:value-type="float" office:value="1" calcext:value-type="float">
            <text:p>1</text:p>
          </table:table-cell>
          <table:table-cell table:style-name="ce20" table:formula="of:=[1_mw_3_server.F2]" office:value-type="float" office:value="4049.75714285714" calcext:value-type="float">
            <text:p>4049.76</text:p>
          </table:table-cell>
          <table:table-cell table:style-name="ce20" table:formula="of:=[1_mw_3_server.F3]" office:value-type="float" office:value="3896.5" calcext:value-type="float">
            <text:p>3896.50</text:p>
          </table:table-cell>
          <table:table-cell table:style-name="ce20" table:formula="of:=[1_mw_3_server.F4]" office:value-type="float" office:value="3920.5" calcext:value-type="float">
            <text:p>3920.50</text:p>
          </table:table-cell>
          <table:table-cell table:style-name="ce20" table:formula="of:=AVERAGE([.$J8:.$L8])" office:value-type="float" office:value="3955.58571428571" calcext:value-type="float">
            <text:p>3955.59</text:p>
          </table:table-cell>
          <table:table-cell table:style-name="ce22" table:formula="of:=[.B$12]+[.C$12]*[.C8]+[.D$12]*[.D8]+[.E$12]*[.E8]+[.F$12]*[.F8]+[.G$12]*[.G8]+[.H$12]*[.H8]+[.I$12]*[.I8]-[.M8]" office:value-type="float" office:value="0" calcext:value-type="float">
            <text:p>0</text:p>
          </table:table-cell>
          <table:table-cell table:style-name="ce23" table:formula="of:=[.J8]-[.$M8]" office:value-type="float" office:value="94.1714285714284" calcext:value-type="float">
            <text:p>94.2</text:p>
          </table:table-cell>
          <table:table-cell table:style-name="ce23" table:formula="of:=[.K8]-[.$M8]" office:value-type="float" office:value="-59.0857142857144" calcext:value-type="float">
            <text:p>-59.1</text:p>
          </table:table-cell>
          <table:table-cell table:style-name="ce23" table:formula="of:=[.L8]-[.$M8]" office:value-type="float" office:value="-35.0857142857144" calcext:value-type="float">
            <text:p>-35.1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-1" calcext:value-type="float">
            <text:p>-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C9]*[.D9]" office:value-type="float" office:value="-1" calcext:value-type="float">
            <text:p>-1</text:p>
          </table:table-cell>
          <table:table-cell table:style-name="ce52" table:formula="of:=[.C9]*[.E9]" office:value-type="float" office:value="1" calcext:value-type="float">
            <text:p>1</text:p>
          </table:table-cell>
          <table:table-cell table:style-name="ce52" table:formula="of:=[.D9]*[.E9]" office:value-type="float" office:value="-1" calcext:value-type="float">
            <text:p>-1</text:p>
          </table:table-cell>
          <table:table-cell table:style-name="ce52" table:formula="of:=[.C9]*[.D9]*[.E9]" office:value-type="float" office:value="-1" calcext:value-type="float">
            <text:p>-1</text:p>
          </table:table-cell>
          <table:table-cell table:style-name="ce20" table:formula="of:=[1_mw_3_server.F5]" office:value-type="float" office:value="5648.14285714286" calcext:value-type="float">
            <text:p>5648.14</text:p>
          </table:table-cell>
          <table:table-cell table:style-name="ce20" table:formula="of:=[1_mw_3_server.F6]" office:value-type="float" office:value="5732.71428571429" calcext:value-type="float">
            <text:p>5732.71</text:p>
          </table:table-cell>
          <table:table-cell table:style-name="ce20" table:formula="of:=[1_mw_3_server.F7]" office:value-type="float" office:value="5879.57142857143" calcext:value-type="float">
            <text:p>5879.57</text:p>
          </table:table-cell>
          <table:table-cell table:style-name="ce20" table:formula="of:=AVERAGE([.$J9:.$L9])" office:value-type="float" office:value="5753.47619047619" calcext:value-type="float">
            <text:p>5753.48</text:p>
          </table:table-cell>
          <table:table-cell table:style-name="ce22" table:formula="of:=[.B$12]+[.C$12]*[.C9]+[.D$12]*[.D9]+[.E$12]*[.E9]+[.F$12]*[.F9]+[.G$12]*[.G9]+[.H$12]*[.H9]+[.I$12]*[.I9]-[.M9]" office:value-type="float" office:value="0" calcext:value-type="float">
            <text:p>0</text:p>
          </table:table-cell>
          <table:table-cell table:style-name="ce23" table:formula="of:=[.J9]-[.$M9]" office:value-type="float" office:value="-105.333333333334" calcext:value-type="float">
            <text:p>-105.3</text:p>
          </table:table-cell>
          <table:table-cell table:style-name="ce23" table:formula="of:=[.K9]-[.$M9]" office:value-type="float" office:value="-20.7619047619055" calcext:value-type="float">
            <text:p>-20.8</text:p>
          </table:table-cell>
          <table:table-cell table:style-name="ce23" table:formula="of:=[.L9]-[.$M9]" office:value-type="float" office:value="126.095238095238" calcext:value-type="float">
            <text:p>126.1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-1" calcext:value-type="float">
            <text:p>-1</text:p>
          </table:table-cell>
          <table:table-cell table:style-name="ce52" table:formula="of:=[.C10]*[.D10]" office:value-type="float" office:value="1" calcext:value-type="float">
            <text:p>1</text:p>
          </table:table-cell>
          <table:table-cell table:style-name="ce52" table:formula="of:=[.C10]*[.E10]" office:value-type="float" office:value="-1" calcext:value-type="float">
            <text:p>-1</text:p>
          </table:table-cell>
          <table:table-cell table:style-name="ce52" table:formula="of:=[.D10]*[.E10]" office:value-type="float" office:value="-1" calcext:value-type="float">
            <text:p>-1</text:p>
          </table:table-cell>
          <table:table-cell table:style-name="ce52" table:formula="of:=[.C10]*[.D10]*[.E10]" office:value-type="float" office:value="-1" calcext:value-type="float">
            <text:p>-1</text:p>
          </table:table-cell>
          <table:table-cell table:style-name="ce20" table:formula="of:=[2_mw_3_server.F2] + [2_mw_3_server.F22]" office:value-type="float" office:value="8669.1" calcext:value-type="float">
            <text:p>8669.10</text:p>
          </table:table-cell>
          <table:table-cell table:style-name="ce20" table:formula="of:=[2_mw_3_server.F3] + [2_mw_3_server.F16]" office:value-type="float" office:value="8629.68571428571" calcext:value-type="float">
            <text:p>8629.69</text:p>
          </table:table-cell>
          <table:table-cell table:style-name="ce20" table:formula="of:=[2_mw_3_server.F4] + [2_mw_3_server.F19]" office:value-type="float" office:value="8601.47142857143" calcext:value-type="float">
            <text:p>8601.47</text:p>
          </table:table-cell>
          <table:table-cell table:style-name="ce20" table:formula="of:=AVERAGE([.$J10:.$L10])" office:value-type="float" office:value="8633.41904761905" calcext:value-type="float">
            <text:p>8633.42</text:p>
          </table:table-cell>
          <table:table-cell table:style-name="ce22" table:formula="of:=[.B$12]+[.C$12]*[.C10]+[.D$12]*[.D10]+[.E$12]*[.E10]+[.F$12]*[.F10]+[.G$12]*[.G10]+[.H$12]*[.H10]+[.I$12]*[.I10]-[.M10]" office:value-type="float" office:value="0" calcext:value-type="float">
            <text:p>0</text:p>
          </table:table-cell>
          <table:table-cell table:style-name="ce23" table:formula="of:=[.J10]-[.$M10]" office:value-type="float" office:value="35.6809523809534" calcext:value-type="float">
            <text:p>35.7</text:p>
          </table:table-cell>
          <table:table-cell table:style-name="ce23" table:formula="of:=[.K10]-[.$M10]" office:value-type="float" office:value="-3.73333333333358" calcext:value-type="float">
            <text:p>-3.7</text:p>
          </table:table-cell>
          <table:table-cell table:style-name="ce23" table:formula="of:=[.L10]-[.$M10]" office:value-type="float" office:value="-31.947619047618" calcext:value-type="float">
            <text:p>-31.9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52" table:formula="of:=[.C11]*[.D11]" office:value-type="float" office:value="1" calcext:value-type="float">
            <text:p>1</text:p>
          </table:table-cell>
          <table:table-cell table:style-name="ce52" table:formula="of:=[.C11]*[.E11]" office:value-type="float" office:value="1" calcext:value-type="float">
            <text:p>1</text:p>
          </table:table-cell>
          <table:table-cell table:style-name="ce52" table:formula="of:=[.D11]*[.E11]" office:value-type="float" office:value="1" calcext:value-type="float">
            <text:p>1</text:p>
          </table:table-cell>
          <table:table-cell table:style-name="ce52" table:formula="of:=[.C11]*[.D11]*[.E11]" office:value-type="float" office:value="1" calcext:value-type="float">
            <text:p>1</text:p>
          </table:table-cell>
          <table:table-cell table:style-name="ce20" table:formula="of:=[2_mw_3_server.F5] + [2_mw_3_server.F14]" office:value-type="float" office:value="11308.5428571429" calcext:value-type="float">
            <text:p>11308.54</text:p>
          </table:table-cell>
          <table:table-cell table:style-name="ce20" table:formula="of:=[2_mw_3_server.F6] + [2_mw_3_server.F21]" office:value-type="float" office:value="11672.1571428571" calcext:value-type="float">
            <text:p>11672.16</text:p>
          </table:table-cell>
          <table:table-cell table:style-name="ce20" table:formula="of:=[2_mw_3_server.F7] + [2_mw_3_server.F23]" office:value-type="float" office:value="11153.7428571429" calcext:value-type="float">
            <text:p>11153.74</text:p>
          </table:table-cell>
          <table:table-cell table:style-name="ce20" table:formula="of:=AVERAGE([.$J11:.$L11])" office:value-type="float" office:value="11378.1476190476" calcext:value-type="float">
            <text:p>11378.15</text:p>
          </table:table-cell>
          <table:table-cell table:style-name="ce22" table:formula="of:=[.B$12]+[.C$12]*[.C11]+[.D$12]*[.D11]+[.E$12]*[.E11]+[.F$12]*[.F11]+[.G$12]*[.G11]+[.H$12]*[.H11]+[.I$12]*[.I11]-[.M11]" office:value-type="float" office:value="0" calcext:value-type="float">
            <text:p>0</text:p>
          </table:table-cell>
          <table:table-cell table:style-name="ce23" table:formula="of:=[.J11]-[.$M11]" office:value-type="float" office:value="-69.6047619047622" calcext:value-type="float">
            <text:p>-69.6</text:p>
          </table:table-cell>
          <table:table-cell table:style-name="ce23" table:formula="of:=[.K11]-[.$M11]" office:value-type="float" office:value="294.009523809525" calcext:value-type="float">
            <text:p>294.0</text:p>
          </table:table-cell>
          <table:table-cell table:style-name="ce23" table:formula="of:=[.L11]-[.$M11]" office:value-type="float" office:value="-224.404761904761" calcext:value-type="float">
            <text:p>-224.4</text:p>
          </table:table-cell>
          <table:table-cell table:style-name="ce25" table:number-columns-repeated="3"/>
          <table:table-cell table:number-columns-repeated="1003"/>
        </table:table-row>
        <table:table-row table:style-name="ro2">
          <table:table-cell table:style-name="ce2"/>
          <table:table-cell table:style-name="ce6" table:formula="of:=SUMPRODUCT([.B$4:.B$11];[.$M$4:.$M$11])/SUM([.$B$4:.$B$11])" office:value-type="float" office:value="8888.92321428571" calcext:value-type="float">
            <text:p>8888.92</text:p>
          </table:table-cell>
          <table:table-cell table:style-name="ce6" table:formula="of:=SUMPRODUCT([.C$4:.C$11];[.$M$4:.$M$11])/SUM([.$B$4:.$B$11])" office:value-type="float" office:value="-1458.76607142857" calcext:value-type="float">
            <text:p>-1458.77</text:p>
          </table:table-cell>
          <table:table-cell table:style-name="ce6" table:formula="of:=SUMPRODUCT([.D$4:.D$11];[.$M$4:.$M$11])/SUM([.$B$4:.$B$11])" office:value-type="float" office:value="2307.09702380952" calcext:value-type="float">
            <text:p>2307.10</text:p>
          </table:table-cell>
          <table:table-cell table:style-name="ce6" table:formula="of:=SUMPRODUCT([.E$4:.E$11];[.$M$4:.$M$11])/SUM([.$B$4:.$B$11])" office:value-type="float" office:value="1464.00535714286" calcext:value-type="float">
            <text:p>1464.01</text:p>
          </table:table-cell>
          <table:table-cell table:style-name="ce6" table:formula="of:=SUMPRODUCT([.F$4:.F$11];[.$M$4:.$M$11])/SUM([.$B$4:.$B$11])" office:value-type="float" office:value="268.529166666666" calcext:value-type="float">
            <text:p>268.53</text:p>
          </table:table-cell>
          <table:table-cell table:style-name="ce6" table:formula="of:=SUMPRODUCT([.G$4:.G$11];[.$M$4:.$M$11])/SUM([.$B$4:.$B$11])" office:value-type="float" office:value="-328.350595238096" calcext:value-type="float">
            <text:p>-328.35</text:p>
          </table:table-cell>
          <table:table-cell table:style-name="ce6" table:formula="of:=SUMPRODUCT([.H$4:.H$11];[.$M$4:.$M$11])/SUM([.$B$4:.$B$11])" office:value-type="float" office:value="343.674404761905" calcext:value-type="float">
            <text:p>343.67</text:p>
          </table:table-cell>
          <table:table-cell table:style-name="ce6" table:formula="of:=SUMPRODUCT([.I$4:.I$11];[.$M$4:.$M$11])/SUM([.$B$4:.$B$11])" office:value-type="float" office:value="-106.964880952381" calcext:value-type="float">
            <text:p>-106.96</text:p>
          </table:table-cell>
          <table:table-cell table:style-name="ce2" table:number-columns-repeated="1013"/>
          <table:table-cell/>
        </table:table-row>
        <table:table-row table:style-name="ro2">
          <table:table-cell table:number-columns-repeated="1023"/>
        </table:table-row>
        <table:table-row table:style-name="ro2">
          <table:table-cell table:style-name="ce2"/>
          <table:table-cell table:style-name="ce7" office:value-type="string" calcext:value-type="string">
            <text:p>SS0</text:p>
          </table:table-cell>
          <table:table-cell table:style-name="ce7" table:formula="of:=CONCATENATE(&quot;SS&quot;;[.C3])" office:value-type="string" office:string-value="SSS" calcext:value-type="string">
            <text:p>SSS</text:p>
          </table:table-cell>
          <table:table-cell table:style-name="ce7" table:formula="of:=CONCATENATE(&quot;SS&quot;;[.D3])" office:value-type="string" office:string-value="SSM" calcext:value-type="string">
            <text:p>SSM</text:p>
          </table:table-cell>
          <table:table-cell table:style-name="ce7" table:formula="of:=CONCATENATE(&quot;SS&quot;;[.E3])" office:value-type="string" office:string-value="SSW" calcext:value-type="string">
            <text:p>SSW</text:p>
          </table:table-cell>
          <table:table-cell table:style-name="ce7" table:formula="of:=CONCATENATE(&quot;SS&quot;;[.F3])" office:value-type="string" office:string-value="SSSM" calcext:value-type="string">
            <text:p>SSSM</text:p>
          </table:table-cell>
          <table:table-cell table:style-name="ce7" table:formula="of:=CONCATENATE(&quot;SS&quot;;[.G3])" office:value-type="string" office:string-value="SSSW" calcext:value-type="string">
            <text:p>SSSW</text:p>
          </table:table-cell>
          <table:table-cell table:style-name="ce7" table:formula="of:=CONCATENATE(&quot;SS&quot;;[.H3])" office:value-type="string" office:string-value="SSMW" calcext:value-type="string">
            <text:p>SSMW</text:p>
          </table:table-cell>
          <table:table-cell table:style-name="ce7" table:formula="of:=CONCATENATE(&quot;SS&quot;;[.I3])" office:value-type="string" office:string-value="SSSMW" calcext:value-type="string">
            <text:p>SSSMW</text:p>
          </table:table-cell>
          <table:table-cell table:style-name="ce7" office:value-type="string" calcext:value-type="string">
            <text:p>SSE</text:p>
          </table:table-cell>
          <table:table-cell table:style-name="Default"/>
          <table:table-cell table:style-name="ce7" office:value-type="string" calcext:value-type="string">
            <text:p>SST</text:p>
          </table:table-cell>
          <table:table-cell table:style-name="ce11" office:value-type="string" calcext:value-type="string">
            <text:p>SSY</text:p>
          </table:table-cell>
          <table:table-cell table:style-name="ce11" office:value-type="string" calcext:value-type="string">
            <text:p>SSY-SS0</text:p>
          </table:table-cell>
          <table:table-cell table:style-name="ce24"/>
          <table:table-cell table:style-name="ce2" table:number-columns-repeated="1007"/>
          <table:table-cell table:style-name="ce24"/>
        </table:table-row>
        <table:table-row table:style-name="ro2">
          <table:table-cell/>
          <table:table-cell table:style-name="ce8" table:formula="of:=24*[.B12]^2" office:value-type="float" office:value="1896310941.82722" calcext:value-type="float">
            <text:p>1896310941.83</text:p>
          </table:table-cell>
          <table:table-cell table:style-name="ce8" table:formula="of:=24*[.C12]^2" office:value-type="float" office:value="51071962.8276276" calcext:value-type="float">
            <text:p>51071962.83</text:p>
          </table:table-cell>
          <table:table-cell table:style-name="ce8" table:formula="of:=24*[.D12]^2" office:value-type="float" office:value="127744720.254498" calcext:value-type="float">
            <text:p>127744720.25</text:p>
          </table:table-cell>
          <table:table-cell table:style-name="ce8" table:formula="of:=24*[.E12]^2" office:value-type="float" office:value="51439480.4578317" calcext:value-type="float">
            <text:p>51439480.46</text:p>
          </table:table-cell>
          <table:table-cell table:style-name="ce8" table:formula="of:=24*[.F12]^2" office:value-type="float" office:value="1730589.92041666" calcext:value-type="float">
            <text:p>1730589.92</text:p>
          </table:table-cell>
          <table:table-cell table:style-name="ce8" table:formula="of:=24*[.G12]^2" office:value-type="float" office:value="2587538.72143708" calcext:value-type="float">
            <text:p>2587538.72</text:p>
          </table:table-cell>
          <table:table-cell table:style-name="ce8" table:formula="of:=24*[.H12]^2" office:value-type="float" office:value="2834690.31572279" calcext:value-type="float">
            <text:p>2834690.32</text:p>
          </table:table-cell>
          <table:table-cell table:style-name="ce8" table:formula="of:=24*[.I12]^2" office:value-type="float" office:value="274595.658171769" calcext:value-type="float">
            <text:p>274595.66</text:p>
          </table:table-cell>
          <table:table-cell table:style-name="ce8" table:formula="of:=[.M15]-24*SUMPRODUCT([.B12:.I12];[.B12:.I12])" office:value-type="float" office:value="538932.340952158" calcext:value-type="float">
            <text:p>538932.34</text:p>
          </table:table-cell>
          <table:table-cell table:style-name="Default"/>
          <table:table-cell table:style-name="ce8" table:formula="of:=24 * ([.C12]^2 + [.D12]^2 + [.E12]^2 + [.F12]^2 + [.G12]^2+[.H12]^2+[.I12]^2) + [.J15]" office:value-type="float" office:value="238222510.496658" calcext:value-type="float">
            <text:p>238222510.50</text:p>
          </table:table-cell>
          <table:table-cell table:style-name="ce14" table:formula="of:=SUMPRODUCT([.J4:.J11];[.J4:.J11]) + SUMPRODUCT([.K4:.K11];[.K4:.K11])+SUMPRODUCT([.L4:.L11];[.L4:.L11])" office:value-type="float" office:value="2134533452.32388" calcext:value-type="float">
            <text:p>2134533452.32</text:p>
          </table:table-cell>
          <table:table-cell table:style-name="ce14" table:formula="of:=[.M15]-[.B15]" office:value-type="float" office:value="238222510.496658" calcext:value-type="float">
            <text:p>238222510.50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N/A</text:p>
          </table:table-cell>
          <table:table-cell table:style-name="ce12" table:formula="of:=[.C$15]/[.$L$15]" office:value-type="percentage" office:value="0.21438764422871" calcext:value-type="percentage">
            <text:p>21.44%</text:p>
          </table:table-cell>
          <table:table-cell table:style-name="ce12" table:formula="of:=[.D$15]/[.$L$15]" office:value-type="percentage" office:value="0.536241180517197" calcext:value-type="percentage">
            <text:p>53.62%</text:p>
          </table:table-cell>
          <table:table-cell table:style-name="ce12" table:formula="of:=[.E$15]/[.$L$15]" office:value-type="percentage" office:value="0.21593039360801" calcext:value-type="percentage">
            <text:p>21.59%</text:p>
          </table:table-cell>
          <table:table-cell table:style-name="ce12" table:formula="of:=[.F$15]/[.$L$15]" office:value-type="percentage" office:value="0.00726459441976597" calcext:value-type="percentage">
            <text:p>0.73%</text:p>
          </table:table-cell>
          <table:table-cell table:style-name="ce12" table:formula="of:=[.G$15]/[.$L$15]" office:value-type="percentage" office:value="0.010861856488887" calcext:value-type="percentage">
            <text:p>1.09%</text:p>
          </table:table-cell>
          <table:table-cell table:style-name="ce12" table:formula="of:=[.H$15]/[.$L$15]" office:value-type="percentage" office:value="0.0118993386049576" calcext:value-type="percentage">
            <text:p>1.19%</text:p>
          </table:table-cell>
          <table:table-cell table:style-name="ce12" table:formula="of:=[.I$15]/[.$L$15]" office:value-type="percentage" office:value="0.00115268560304934" calcext:value-type="percentage">
            <text:p>0.12%</text:p>
          </table:table-cell>
          <table:table-cell table:style-name="ce15" table:formula="of:=[.J15]/[.L15]" office:value-type="percentage" office:value="0.00226230652942312" calcext:value-type="percentage">
            <text:p>0.226%</text:p>
          </table:table-cell>
          <table:table-cell table:style-name="Default"/>
          <table:table-cell table:style-name="ce16" table:formula="of:=SUM([.C16:.J16])" office:value-type="percentage" office:value="1" calcext:value-type="percentage">
            <text:p>100.00%</text:p>
          </table:table-cell>
          <table:table-cell table:style-name="ce17" table:formula="of:=[.M15]-SUM([.B15:.J15])" office:value-type="float" office:value="0" calcext:value-type="float">
            <text:p>0</text:p>
          </table:table-cell>
          <table:table-cell table:style-name="ce22" table:formula="of:=[.L15]-[.N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3" table:number-columns-repeated="7"/>
          <table:table-cell table:number-columns-repeated="1014"/>
        </table:table-row>
        <table:table-row table:style-name="ro2">
          <table:table-cell/>
          <table:table-cell table:style-name="ce7" table:formula="of:=[.B3]" office:value-type="string" office:string-value="I" calcext:value-type="string">
            <text:p>I</text:p>
          </table:table-cell>
          <table:table-cell table:style-name="ce7" table:formula="of:=[.C3]" office:value-type="string" office:string-value="S" calcext:value-type="string">
            <text:p>S</text:p>
          </table:table-cell>
          <table:table-cell table:style-name="ce7" table:formula="of:=[.D3]" office:value-type="string" office:string-value="M" calcext:value-type="string">
            <text:p>M</text:p>
          </table:table-cell>
          <table:table-cell table:style-name="ce7" table:formula="of:=[.E3]" office:value-type="string" office:string-value="W" calcext:value-type="string">
            <text:p>W</text:p>
          </table:table-cell>
          <table:table-cell table:style-name="ce7" table:formula="of:=[.F3]" office:value-type="string" office:string-value="SM" calcext:value-type="string">
            <text:p>SM</text:p>
          </table:table-cell>
          <table:table-cell table:style-name="ce7" table:formula="of:=[.G3]" office:value-type="string" office:string-value="SW" calcext:value-type="string">
            <text:p>SW</text:p>
          </table:table-cell>
          <table:table-cell table:style-name="ce7" table:formula="of:=[.H3]" office:value-type="string" office:string-value="MW" calcext:value-type="string">
            <text:p>MW</text:p>
          </table:table-cell>
          <table:table-cell table:style-name="ce7" table:formula="of:=[.I3]" office:value-type="string" office:string-value="SMW" calcext:value-type="string">
            <text:p>SMW</text:p>
          </table:table-cell>
          <table:table-cell table:style-name="ce21"/>
          <table:table-cell table:number-columns-repeated="1013"/>
        </table:table-row>
        <table:table-row table:style-name="ro2">
          <table:table-cell/>
          <table:table-cell table:style-name="ce10" table:formula="of:=[.B12]-[.$G$26]" office:value-type="float" office:value="8809.50184473972" calcext:value-type="float">
            <text:p>8809.50</text:p>
          </table:table-cell>
          <table:table-cell table:style-name="ce10" table:formula="of:=[.C12]-[.$G$26]" office:value-type="float" office:value="-1538.18744097456" calcext:value-type="float">
            <text:p>-1538.19</text:p>
          </table:table-cell>
          <table:table-cell table:style-name="ce10" table:formula="of:=[.D12]-[.$G$26]" office:value-type="float" office:value="2227.67565426353" calcext:value-type="float">
            <text:p>2227.68</text:p>
          </table:table-cell>
          <table:table-cell table:style-name="ce10" table:formula="of:=[.E12]-[.$G$26]" office:value-type="float" office:value="1384.58398759687" calcext:value-type="float">
            <text:p>1384.58</text:p>
          </table:table-cell>
          <table:table-cell table:style-name="ce10" table:formula="of:=[.F12]-[.$G$26]" office:value-type="float" office:value="189.107797120675" calcext:value-type="float">
            <text:p>189.11</text:p>
          </table:table-cell>
          <table:table-cell table:style-name="ce10" table:formula="of:=[.G12]-[.$G$26]" office:value-type="float" office:value="-407.771964784087" calcext:value-type="float">
            <text:p>-407.77</text:p>
          </table:table-cell>
          <table:table-cell table:style-name="ce10" table:formula="of:=[.H12]-[.$G$26]" office:value-type="float" office:value="264.253035215914" calcext:value-type="float">
            <text:p>264.25</text:p>
          </table:table-cell>
          <table:table-cell table:style-name="ce10" table:formula="of:=[.I12]-[.$G$26]" office:value-type="float" office:value="-186.386250498372" calcext:value-type="float">
            <text:p>-186.39</text:p>
          </table:table-cell>
          <table:table-cell table:number-columns-repeated="1014"/>
        </table:table-row>
        <table:table-row table:style-name="ro2">
          <table:table-cell/>
          <table:table-cell table:style-name="ce10" table:formula="of:=[.B12]+[.$G$26]" office:value-type="float" office:value="8968.34458383171" calcext:value-type="float">
            <text:p>8968.34</text:p>
          </table:table-cell>
          <table:table-cell table:style-name="ce10" table:formula="of:=[.C12]+[.$G$26]" office:value-type="float" office:value="-1379.34470188258" calcext:value-type="float">
            <text:p>-1379.34</text:p>
          </table:table-cell>
          <table:table-cell table:style-name="ce10" table:formula="of:=[.D12]+[.$G$26]" office:value-type="float" office:value="2386.51839335551" calcext:value-type="float">
            <text:p>2386.52</text:p>
          </table:table-cell>
          <table:table-cell table:style-name="ce10" table:formula="of:=[.E12]+[.$G$26]" office:value-type="float" office:value="1543.42672668885" calcext:value-type="float">
            <text:p>1543.43</text:p>
          </table:table-cell>
          <table:table-cell table:style-name="ce10" table:formula="of:=[.F12]+[.$G$26]" office:value-type="float" office:value="347.950536212657" calcext:value-type="float">
            <text:p>347.95</text:p>
          </table:table-cell>
          <table:table-cell table:style-name="ce10" table:formula="of:=[.G12]+[.$G$26]" office:value-type="float" office:value="-248.929225692104" calcext:value-type="float">
            <text:p>-248.93</text:p>
          </table:table-cell>
          <table:table-cell table:style-name="ce10" table:formula="of:=[.H12]+[.$G$26]" office:value-type="float" office:value="423.095774307896" calcext:value-type="float">
            <text:p>423.10</text:p>
          </table:table-cell>
          <table:table-cell table:style-name="ce10" table:formula="of:=[.I12]+[.$G$26]" office:value-type="float" office:value="-27.5435114063899" calcext:value-type="float">
            <text:p>-27.54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7" table:formula="of:=[$'Write Only'.$B$14]" office:value-type="string" office:string-value="SS0" calcext:value-type="string">
            <text:p>SS0</text:p>
          </table:table-cell>
          <table:table-cell table:style-name="ce8" table:formula="of:=[$'Write Only'.$B$15]" office:value-type="float" office:value="1896310941.82722" calcext:value-type="float">
            <text:p>1896310941.83</text:p>
          </table:table-cell>
          <table:table-cell table:style-name="ce9" table:formula="of:=[$'Write Only'.$B$16]" office:value-type="string" office:string-value="N/A" calcext:value-type="string">
            <text:p>N/A</text:p>
          </table:table-cell>
          <table:table-cell/>
          <table:table-cell table:style-name="ce18" office:value-type="string" calcext:value-type="string">
            <text:p>t</text:p>
          </table:table-cell>
          <table:table-cell table:style-name="ce19" office:value-type="float" office:value="2.12" calcext:value-type="float">
            <text:p>2.12</text:p>
          </table:table-cell>
          <table:table-cell office:value-type="string" calcext:value-type="string">
            <text:p>T-value at 2^3(r-1) = 16 degrees of freedom</text:p>
          </table:table-cell>
          <table:table-cell table:number-columns-repeated="1015"/>
        </table:table-row>
        <table:table-row table:style-name="ro2">
          <table:table-cell/>
          <table:table-cell table:style-name="ce7" table:formula="of:=[$'Write Only'.$C$14]" office:value-type="string" office:string-value="SSS" calcext:value-type="string">
            <text:p>SSS</text:p>
          </table:table-cell>
          <table:table-cell table:style-name="ce8" table:formula="of:=[$'Write Only'.$C$15]" office:value-type="float" office:value="51071962.8276276" calcext:value-type="float">
            <text:p>51071962.83</text:p>
          </table:table-cell>
          <table:table-cell table:style-name="ce15" table:formula="of:=[$'Write Only'.$C$16]" office:value-type="percentage" office:value="0.21438764422871" calcext:value-type="percentage">
            <text:p>21.439%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$'Write Only'.$D$14]" office:value-type="string" office:string-value="SSM" calcext:value-type="string">
            <text:p>SSM</text:p>
          </table:table-cell>
          <table:table-cell table:style-name="ce8" table:formula="of:=[$'Write Only'.$D$15]" office:value-type="float" office:value="127744720.254498" calcext:value-type="float">
            <text:p>127744720.25</text:p>
          </table:table-cell>
          <table:table-cell table:style-name="ce15" table:formula="of:=[$'Write Only'.$D$16]" office:value-type="percentage" office:value="0.536241180517197" calcext:value-type="percentage">
            <text:p>53.624%</text:p>
          </table:table-cell>
          <table:table-cell/>
          <table:table-cell table:style-name="ce7" office:value-type="string" calcext:value-type="string">
            <text:p>s_e</text:p>
          </table:table-cell>
          <table:table-cell table:style-name="ce10" table:formula="of:=SQRT([.J15]/16)" office:value-type="float" office:value="183.530028359149" calcext:value-type="float">
            <text:p>183.53</text:p>
          </table:table-cell>
          <table:table-cell table:number-columns-repeated="1016"/>
        </table:table-row>
        <table:table-row table:style-name="ro2">
          <table:table-cell/>
          <table:table-cell table:style-name="ce7" table:formula="of:=[$'Write Only'.$E$14]" office:value-type="string" office:string-value="SSW" calcext:value-type="string">
            <text:p>SSW</text:p>
          </table:table-cell>
          <table:table-cell table:style-name="ce8" table:formula="of:=[$'Write Only'.$E$15]" office:value-type="float" office:value="51439480.4578317" calcext:value-type="float">
            <text:p>51439480.46</text:p>
          </table:table-cell>
          <table:table-cell table:style-name="ce15" table:formula="of:=[$'Write Only'.$E$16]" office:value-type="percentage" office:value="0.21593039360801" calcext:value-type="percentage">
            <text:p>21.593%</text:p>
          </table:table-cell>
          <table:table-cell/>
          <table:table-cell table:style-name="ce7" office:value-type="string" calcext:value-type="string">
            <text:p>s_q_i</text:p>
          </table:table-cell>
          <table:table-cell table:style-name="ce10" table:formula="of:=[.G24]/SQRT(24)" office:value-type="float" office:value="37.4629101632034" calcext:value-type="float">
            <text:p>37.46</text:p>
          </table:table-cell>
          <table:table-cell table:number-columns-repeated="1016"/>
        </table:table-row>
        <table:table-row table:style-name="ro2">
          <table:table-cell/>
          <table:table-cell table:style-name="ce7" table:formula="of:=[$'Write Only'.$F$14]" office:value-type="string" office:string-value="SSSM" calcext:value-type="string">
            <text:p>SSSM</text:p>
          </table:table-cell>
          <table:table-cell table:style-name="ce8" table:formula="of:=[$'Write Only'.$F$15]" office:value-type="float" office:value="1730589.92041666" calcext:value-type="float">
            <text:p>1730589.92</text:p>
          </table:table-cell>
          <table:table-cell table:style-name="ce15" table:formula="of:=[$'Write Only'.$F$16]" office:value-type="percentage" office:value="0.00726459441976597" calcext:value-type="percentage">
            <text:p>0.726%</text:p>
          </table:table-cell>
          <table:table-cell/>
          <table:table-cell table:style-name="ce7" office:value-type="string" calcext:value-type="string">
            <text:p>q_i</text:p>
          </table:table-cell>
          <table:table-cell table:style-name="ce10" table:formula="of:=[.G22]*[.G25]" office:value-type="float" office:value="79.4213695459911" calcext:value-type="float">
            <text:p>79.42</text:p>
          </table:table-cell>
          <table:table-cell table:number-columns-repeated="1016"/>
        </table:table-row>
        <table:table-row table:style-name="ro2">
          <table:table-cell/>
          <table:table-cell table:style-name="ce7" table:formula="of:=[$'Write Only'.$G$14]" office:value-type="string" office:string-value="SSSW" calcext:value-type="string">
            <text:p>SSSW</text:p>
          </table:table-cell>
          <table:table-cell table:style-name="ce8" table:formula="of:=[$'Write Only'.$G$15]" office:value-type="float" office:value="2587538.72143708" calcext:value-type="float">
            <text:p>2587538.72</text:p>
          </table:table-cell>
          <table:table-cell table:style-name="ce15" table:formula="of:=[$'Write Only'.$G$16]" office:value-type="percentage" office:value="0.010861856488887" calcext:value-type="percentage">
            <text:p>1.086%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$'Write Only'.$H$14]" office:value-type="string" office:string-value="SSMW" calcext:value-type="string">
            <text:p>SSMW</text:p>
          </table:table-cell>
          <table:table-cell table:style-name="ce8" table:formula="of:=[$'Write Only'.$H$15]" office:value-type="float" office:value="2834690.31572279" calcext:value-type="float">
            <text:p>2834690.32</text:p>
          </table:table-cell>
          <table:table-cell table:style-name="ce15" table:formula="of:=[$'Write Only'.$H$16]" office:value-type="percentage" office:value="0.0118993386049576" calcext:value-type="percentage">
            <text:p>1.190%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$'Write Only'.$I$14]" office:value-type="string" office:string-value="SSSMW" calcext:value-type="string">
            <text:p>SSSMW</text:p>
          </table:table-cell>
          <table:table-cell table:style-name="ce8" table:formula="of:=[$'Write Only'.$I$15]" office:value-type="float" office:value="274595.658171769" calcext:value-type="float">
            <text:p>274595.66</text:p>
          </table:table-cell>
          <table:table-cell table:style-name="ce15" table:formula="of:=[$'Write Only'.$I$16]" office:value-type="percentage" office:value="0.00115268560304934" calcext:value-type="percentage">
            <text:p>0.115%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$'Write Only'.$J$14]" office:value-type="string" office:string-value="SSE" calcext:value-type="string">
            <text:p>SSE</text:p>
          </table:table-cell>
          <table:table-cell table:style-name="ce8" table:formula="of:=[$'Write Only'.$J$15]" office:value-type="float" office:value="538932.340952158" calcext:value-type="float">
            <text:p>538932.34</text:p>
          </table:table-cell>
          <table:table-cell table:style-name="ce15" table:formula="of:=[$'Write Only'.$J$16]" office:value-type="percentage" office:value="0.00226230652942312" calcext:value-type="percentage">
            <text:p>0.226%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[$'Write Only'.$L$14]" office:value-type="string" office:string-value="SST" calcext:value-type="string">
            <text:p>SST</text:p>
          </table:table-cell>
          <table:table-cell table:style-name="ce8" table:formula="of:=[$'Write Only'.$L$15]" office:value-type="float" office:value="238222510.496658" calcext:value-type="float">
            <text:p>238222510.50</text:p>
          </table:table-cell>
          <table:table-cell table:style-name="ce16" table:formula="of:=[$'Write Only'.$L$16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/>
          <table:table-cell table:style-name="ce11" table:formula="of:=[$'Write Only'.$M$14]" office:value-type="string" office:string-value="SSY" calcext:value-type="string">
            <text:p>SSY</text:p>
          </table:table-cell>
          <table:table-cell table:style-name="ce14" table:formula="of:=[$'Write Only'.$M$15]" office:value-type="float" office:value="2134533452.32388" calcext:value-type="float">
            <text:p>2134533452.32</text:p>
          </table:table-cell>
          <table:table-cell table:style-name="ce17" table:formula="of:=[$'Write Only'.$M$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1">
          <table:table-cell table:number-columns-repeated="1023"/>
        </table:table-row>
        <table:table-row table:style-name="ro2" table:number-rows-repeated="9">
          <table:table-cell table:style-name="Default" table:number-columns-repeated="9"/>
          <table:table-cell table:number-columns-repeated="1014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Write Only'.B4:'Write Only'.I11">
            <calcext:color-scale>
              <calcext:color-scale-entry calcext:value="-1" calcext:type="number" calcext:color="#ff0000"/>
              <calcext:color-scale-entry calcext:value="1" calcext:type="number" calcext:color="#00cc00"/>
            </calcext:color-scale>
          </calcext:conditional-format>
        </calcext:conditional-formats>
      </table:table>
      <table:table table:name="1_mw_1_server" table:style-name="ta1"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77.37142857143" calcext:value-type="float">
            <text:p>6977.37142857143</text:p>
          </table:table-cell>
          <table:table-cell office:value-type="float" office:value="20.1557312011719" calcext:value-type="float">
            <text:p>20.155731201171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34.38571428571" calcext:value-type="float">
            <text:p>6934.38571428571</text:p>
          </table:table-cell>
          <table:table-cell office:value-type="float" office:value="22.0106010437012" calcext:value-type="float">
            <text:p>22.010601043701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90.45714285714" calcext:value-type="float">
            <text:p>6990.45714285714</text:p>
          </table:table-cell>
          <table:table-cell office:value-type="float" office:value="20.5581016540527" calcext:value-type="float">
            <text:p>20.558101654052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64.54285714286" calcext:value-type="float">
            <text:p>9564.54285714286</text:p>
          </table:table-cell>
          <table:table-cell office:value-type="float" office:value="11.7074880599976" calcext:value-type="float">
            <text:p>11.7074880599976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44.97142857143" calcext:value-type="float">
            <text:p>9744.97142857143</text:p>
          </table:table-cell>
          <table:table-cell office:value-type="float" office:value="9.42524147033691" calcext:value-type="float">
            <text:p>9.42524147033691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43" calcext:value-type="float">
            <text:p>9643</text:p>
          </table:table-cell>
          <table:table-cell office:value-type="float" office:value="11.9886026382446" calcext:value-type="float">
            <text:p>11.988602638244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11.08571428571" calcext:value-type="float">
            <text:p>2711.08571428571</text:p>
          </table:table-cell>
          <table:table-cell office:value-type="float" office:value="62.7275009155273" calcext:value-type="float">
            <text:p>62.727500915527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16.34285714286" calcext:value-type="float">
            <text:p>2716.34285714286</text:p>
          </table:table-cell>
          <table:table-cell office:value-type="float" office:value="62.4688148498535" calcext:value-type="float">
            <text:p>62.468814849853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17.88571428571" calcext:value-type="float">
            <text:p>2717.88571428571</text:p>
          </table:table-cell>
          <table:table-cell office:value-type="float" office:value="62.5395774841309" calcext:value-type="float">
            <text:p>62.539577484130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8.91428571429" calcext:value-type="float">
            <text:p>2728.91428571429</text:p>
          </table:table-cell>
          <table:table-cell office:value-type="float" office:value="62.0073204040527" calcext:value-type="float">
            <text:p>62.007320404052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31.8" calcext:value-type="float">
            <text:p>2731.8</text:p>
          </table:table-cell>
          <table:table-cell office:value-type="float" office:value="61.8696250915527" calcext:value-type="float">
            <text:p>61.869625091552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30.2" calcext:value-type="float">
            <text:p>2730.2</text:p>
          </table:table-cell>
          <table:table-cell office:value-type="float" office:value="61.4729042053223" calcext:value-type="float">
            <text:p>61.4729042053223</text:p>
          </table:table-cell>
        </table:table-row>
      </table:table>
      <table:table table:name="2_mw_1_server" table:style-name="ta1"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5.78571428572" calcext:value-type="float">
            <text:p>5395.78571428572</text:p>
          </table:table-cell>
          <table:table-cell office:value-type="float" office:value="13.7181024551392" calcext:value-type="float">
            <text:p>13.718102455139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91.48571428571" calcext:value-type="float">
            <text:p>4391.48571428571</text:p>
          </table:table-cell>
          <table:table-cell office:value-type="float" office:value="17.4710521697998" calcext:value-type="float">
            <text:p>17.471052169799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10.7" calcext:value-type="float">
            <text:p>5710.7</text:p>
          </table:table-cell>
          <table:table-cell office:value-type="float" office:value="12.7964715957642" calcext:value-type="float">
            <text:p>12.796471595764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76.57142857143" calcext:value-type="float">
            <text:p>4576.57142857143</text:p>
          </table:table-cell>
          <table:table-cell office:value-type="float" office:value="16.6720867156982" calcext:value-type="float">
            <text:p>16.672086715698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28.3" calcext:value-type="float">
            <text:p>5528.3</text:p>
          </table:table-cell>
          <table:table-cell office:value-type="float" office:value="13.0801258087158" calcext:value-type="float">
            <text:p>13.080125808715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12.02857142857" calcext:value-type="float">
            <text:p>5012.02857142857</text:p>
          </table:table-cell>
          <table:table-cell office:value-type="float" office:value="15.03786277771" calcext:value-type="float">
            <text:p>15.03786277771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39.4" calcext:value-type="float">
            <text:p>7439.4</text:p>
          </table:table-cell>
          <table:table-cell office:value-type="float" office:value="8.65684509277344" calcext:value-type="float">
            <text:p>8.6568450927734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03.5" calcext:value-type="float">
            <text:p>7103.5</text:p>
          </table:table-cell>
          <table:table-cell office:value-type="float" office:value="9.33503818511963" calcext:value-type="float">
            <text:p>9.3350381851196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89.07142857143" calcext:value-type="float">
            <text:p>7489.07142857143</text:p>
          </table:table-cell>
          <table:table-cell office:value-type="float" office:value="8.54360866546631" calcext:value-type="float">
            <text:p>8.54360866546631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22.3" calcext:value-type="float">
            <text:p>7322.3</text:p>
          </table:table-cell>
          <table:table-cell office:value-type="float" office:value="8.94840717315674" calcext:value-type="float">
            <text:p>8.9484071731567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70.77142857143" calcext:value-type="float">
            <text:p>7270.77142857143</text:p>
          </table:table-cell>
          <table:table-cell office:value-type="float" office:value="8.68862342834473" calcext:value-type="float">
            <text:p>8.6886234283447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62.71428571429" calcext:value-type="float">
            <text:p>7262.71428571429</text:p>
          </table:table-cell>
          <table:table-cell office:value-type="float" office:value="9.0067253112793" calcext:value-type="float">
            <text:p>9.006725311279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5.54285714286" calcext:value-type="float">
            <text:p>1505.54285714286</text:p>
          </table:table-cell>
          <table:table-cell office:value-type="float" office:value="56.145206451416" calcext:value-type="float">
            <text:p>56.14520645141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6.8" calcext:value-type="float">
            <text:p>1216.8</text:p>
          </table:table-cell>
          <table:table-cell office:value-type="float" office:value="70.4433135986328" calcext:value-type="float">
            <text:p>70.443313598632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6.87142857143" calcext:value-type="float">
            <text:p>1496.87142857143</text:p>
          </table:table-cell>
          <table:table-cell office:value-type="float" office:value="56.5637626647949" calcext:value-type="float">
            <text:p>56.563762664794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24.64285714286" calcext:value-type="float">
            <text:p>1224.64285714286</text:p>
          </table:table-cell>
          <table:table-cell office:value-type="float" office:value="69.9636917114258" calcext:value-type="float">
            <text:p>69.963691711425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5.78571428571" calcext:value-type="float">
            <text:p>1495.78571428571</text:p>
          </table:table-cell>
          <table:table-cell office:value-type="float" office:value="56.7142791748047" calcext:value-type="float">
            <text:p>56.714279174804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1.32857142857" calcext:value-type="float">
            <text:p>1231.32857142857</text:p>
          </table:table-cell>
          <table:table-cell office:value-type="float" office:value="69.555778503418" calcext:value-type="float">
            <text:p>69.55577850341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6.31428571429" calcext:value-type="float">
            <text:p>1416.31428571429</text:p>
          </table:table-cell>
          <table:table-cell office:value-type="float" office:value="59.7826881408691" calcext:value-type="float">
            <text:p>59.782688140869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6.02857142857" calcext:value-type="float">
            <text:p>1306.02857142857</text:p>
          </table:table-cell>
          <table:table-cell office:value-type="float" office:value="65.3513336181641" calcext:value-type="float">
            <text:p>65.351333618164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5.04285714286" calcext:value-type="float">
            <text:p>1415.04285714286</text:p>
          </table:table-cell>
          <table:table-cell office:value-type="float" office:value="59.9143905639648" calcext:value-type="float">
            <text:p>59.914390563964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11.81428571429" calcext:value-type="float">
            <text:p>1311.81428571429</text:p>
          </table:table-cell>
          <table:table-cell office:value-type="float" office:value="64.9923400878906" calcext:value-type="float">
            <text:p>64.992340087890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19.17142857143" calcext:value-type="float">
            <text:p>1419.17142857143</text:p>
          </table:table-cell>
          <table:table-cell office:value-type="float" office:value="59.7231178283691" calcext:value-type="float">
            <text:p>59.723117828369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14.41428571429" calcext:value-type="float">
            <text:p>1314.41428571429</text:p>
          </table:table-cell>
          <table:table-cell office:value-type="float" office:value="64.931770324707" calcext:value-type="float">
            <text:p>64.931770324707</text:p>
          </table:table-cell>
        </table:table-row>
      </table:table>
      <table:table table:name="1_mw_3_server" table:style-name="ta1"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49.75714285714" calcext:value-type="float">
            <text:p>4049.75714285714</text:p>
          </table:table-cell>
          <table:table-cell office:value-type="float" office:value="41.3810882568359" calcext:value-type="float">
            <text:p>41.381088256835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96.5" calcext:value-type="float">
            <text:p>3896.5</text:p>
          </table:table-cell>
          <table:table-cell office:value-type="float" office:value="38.4390983581543" calcext:value-type="float">
            <text:p>38.439098358154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20.5" calcext:value-type="float">
            <text:p>3920.5</text:p>
          </table:table-cell>
          <table:table-cell office:value-type="float" office:value="39.4440040588379" calcext:value-type="float">
            <text:p>39.444004058837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48.14285714286" calcext:value-type="float">
            <text:p>5648.14285714286</text:p>
          </table:table-cell>
          <table:table-cell office:value-type="float" office:value="21.1801738739014" calcext:value-type="float">
            <text:p>21.180173873901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32.71428571429" calcext:value-type="float">
            <text:p>5732.71428571429</text:p>
          </table:table-cell>
          <table:table-cell office:value-type="float" office:value="23.8240966796875" calcext:value-type="float">
            <text:p>23.824096679687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79.57142857143" calcext:value-type="float">
            <text:p>5879.57142857143</text:p>
          </table:table-cell>
          <table:table-cell office:value-type="float" office:value="24.4235649108887" calcext:value-type="float">
            <text:p>24.423564910888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.77142857143" calcext:value-type="float">
            <text:p>1331.77142857143</text:p>
          </table:table-cell>
          <table:table-cell office:value-type="float" office:value="127.416534423828" calcext:value-type="float">
            <text:p>127.41653442382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1.28571428571" calcext:value-type="float">
            <text:p>1321.28571428571</text:p>
          </table:table-cell>
          <table:table-cell office:value-type="float" office:value="128.731948852539" calcext:value-type="float">
            <text:p>128.73194885253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9.27142857143" calcext:value-type="float">
            <text:p>1359.27142857143</text:p>
          </table:table-cell>
          <table:table-cell office:value-type="float" office:value="124.850921630859" calcext:value-type="float">
            <text:p>124.85092163085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6.57142857143" calcext:value-type="float">
            <text:p>1506.57142857143</text:p>
          </table:table-cell>
          <table:table-cell office:value-type="float" office:value="95.7272567749024" calcext:value-type="float">
            <text:p>95.7272567749024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0.41428571429" calcext:value-type="float">
            <text:p>1490.41428571429</text:p>
          </table:table-cell>
          <table:table-cell office:value-type="float" office:value="97.1120071411133" calcext:value-type="float">
            <text:p>97.112007141113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4.47142857143" calcext:value-type="float">
            <text:p>1494.47142857143</text:p>
          </table:table-cell>
          <table:table-cell office:value-type="float" office:value="96.3316650390625" calcext:value-type="float">
            <text:p>96.3316650390625</text:p>
          </table:table-cell>
        </table:table-row>
      </table:table>
      <table:table table:name="2_mw_3_server" table:style-name="ta1">
        <table:table-column table:style-name="co10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22.61428571429" calcext:value-type="float">
            <text:p>4122.61428571429</text:p>
          </table:table-cell>
          <table:table-cell office:value-type="float" office:value="18.9675979614258" calcext:value-type="float">
            <text:p>18.967597961425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03.34285714286" calcext:value-type="float">
            <text:p>4103.34285714286</text:p>
          </table:table-cell>
          <table:table-cell office:value-type="float" office:value="18.9732055664063" calcext:value-type="float">
            <text:p>18.973205566406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39.54285714286" calcext:value-type="float">
            <text:p>4039.54285714286</text:p>
          </table:table-cell>
          <table:table-cell office:value-type="float" office:value="19.4208030700684" calcext:value-type="float">
            <text:p>19.420803070068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2.85714285714" calcext:value-type="float">
            <text:p>5412.85714285714</text:p>
          </table:table-cell>
          <table:table-cell office:value-type="float" office:value="12.4727458953857" calcext:value-type="float">
            <text:p>12.472745895385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17.61428571429" calcext:value-type="float">
            <text:p>5517.61428571429</text:p>
          </table:table-cell>
          <table:table-cell office:value-type="float" office:value="12.3666734695435" calcext:value-type="float">
            <text:p>12.366673469543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45.54285714286" calcext:value-type="float">
            <text:p>5145.54285714286</text:p>
          </table:table-cell>
          <table:table-cell office:value-type="float" office:value="13.374683380127" calcext:value-type="float">
            <text:p>13.37468338012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1.47142857143" calcext:value-type="float">
            <text:p>1321.47142857143</text:p>
          </table:table-cell>
          <table:table-cell office:value-type="float" office:value="61.232421875" calcext:value-type="float">
            <text:p>61.23242187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76.74285714286" calcext:value-type="float">
            <text:p>1376.74285714286</text:p>
          </table:table-cell>
          <table:table-cell office:value-type="float" office:value="58.1998748779297" calcext:value-type="float">
            <text:p>58.199874877929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1.92857142857" calcext:value-type="float">
            <text:p>1301.92857142857</text:p>
          </table:table-cell>
          <table:table-cell office:value-type="float" office:value="61.743709564209" calcext:value-type="float">
            <text:p>61.74370956420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0.38571428571" calcext:value-type="float">
            <text:p>1470.38571428571</text:p>
          </table:table-cell>
          <table:table-cell office:value-type="float" office:value="46.5182685852051" calcext:value-type="float">
            <text:p>46.518268585205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73.61428571429" calcext:value-type="float">
            <text:p>1473.61428571429</text:p>
          </table:table-cell>
          <table:table-cell office:value-type="float" office:value="46.771598815918" calcext:value-type="float">
            <text:p>46.77159881591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49.48571428571" calcext:value-type="float">
            <text:p>1449.48571428571</text:p>
          </table:table-cell>
          <table:table-cell office:value-type="float" office:value="47.1659507751465" calcext:value-type="float">
            <text:p>47.165950775146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95.68571428571" calcext:value-type="float">
            <text:p>5895.68571428571</text:p>
          </table:table-cell>
          <table:table-cell office:value-type="float" office:value="11.3739995956421" calcext:value-type="float">
            <text:p>11.373999595642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9.77142857143" calcext:value-type="float">
            <text:p>1609.77142857143</text:p>
          </table:table-cell>
          <table:table-cell office:value-type="float" office:value="42.4300575256348" calcext:value-type="float">
            <text:p>42.430057525634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26.34285714286" calcext:value-type="float">
            <text:p>4526.34285714286</text:p>
          </table:table-cell>
          <table:table-cell office:value-type="float" office:value="16.9485473632813" calcext:value-type="float">
            <text:p>16.948547363281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3.61428571429" calcext:value-type="float">
            <text:p>1483.61428571429</text:p>
          </table:table-cell>
          <table:table-cell office:value-type="float" office:value="53.9868431091309" calcext:value-type="float">
            <text:p>53.986843109130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9.85714285714" calcext:value-type="float">
            <text:p>1519.85714285714</text:p>
          </table:table-cell>
          <table:table-cell office:value-type="float" office:value="52.3987770080566" calcext:value-type="float">
            <text:p>52.3987770080566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61.92857142857" calcext:value-type="float">
            <text:p>4561.92857142857</text:p>
          </table:table-cell>
          <table:table-cell office:value-type="float" office:value="17.008415222168" calcext:value-type="float">
            <text:p>17.00841522216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61.08571428571" calcext:value-type="float">
            <text:p>1661.08571428571</text:p>
          </table:table-cell>
          <table:table-cell office:value-type="float" office:value="40.678279876709" calcext:value-type="float">
            <text:p>40.67827987670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54.54285714286" calcext:value-type="float">
            <text:p>6154.54285714286</text:p>
          </table:table-cell>
          <table:table-cell office:value-type="float" office:value="10.8032550811768" calcext:value-type="float">
            <text:p>10.803255081176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46.48571428572" calcext:value-type="float">
            <text:p>4546.48571428572</text:p>
          </table:table-cell>
          <table:table-cell office:value-type="float" office:value="16.8020153045654" calcext:value-type="float">
            <text:p>16.802015304565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8.2" calcext:value-type="float">
            <text:p>6008.2</text:p>
          </table:table-cell>
          <table:table-cell office:value-type="float" office:value="11.2311496734619" calcext:value-type="float">
            <text:p>11.231149673461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4.65714285714" calcext:value-type="float">
            <text:p>1604.65714285714</text:p>
          </table:table-cell>
          <table:table-cell office:value-type="float" office:value="49.5409202575684" calcext:value-type="float">
            <text:p>49.5409202575684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1.61428571429" calcext:value-type="float">
            <text:p>1601.61428571429</text:p>
          </table:table-cell>
          <table:table-cell office:value-type="float" office:value="42.3493041992188" calcext:value-type="float">
            <text:p>42.3493041992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number number:decimal-places="2" loext:min-decimal-places="2" number:min-integer-digits="1"/>
    </number:number-style>
    <number:number-style style:name="N124">
      <style:text-properties fo:color="#ff0000"/>
      <number:text>-</number:text>
      <number:number number:decimal-places="2" loext:min-decimal-places="2" number:min-integer-digits="1"/>
      <style:map style:condition="value()&gt;=0" style:apply-style-name="N124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7:23:40.711311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7:28:33.550132382</dc:date>
    <meta:editing-duration>PT11M31S</meta:editing-duration>
    <meta:editing-cycles>4</meta:editing-cycles>
    <meta:generator>LibreOffice/5.4.5.1$Linux_X86_64 LibreOffice_project/40m0$Build-1</meta:generator>
    <meta:document-statistic meta:table-count="6" meta:cell-count="1058" meta:object-count="0"/>
  </office:meta>
</office:document-meta>
</file>